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908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517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453cm"/>
    </style:style>
    <style:style style:family="table-column" style:name="co6">
      <style:table-column-properties fo:break-before="auto" style:column-width="1.427cm"/>
    </style:style>
    <style:style style:family="table-column" style:name="co7">
      <style:table-column-properties fo:break-before="auto" style:column-width="1.007cm"/>
    </style:style>
    <style:style style:family="table-column" style:name="co8">
      <style:table-column-properties fo:break-before="auto" style:column-width="3.944cm"/>
    </style:style>
    <style:style style:family="table-column" style:name="co9">
      <style:table-column-properties fo:break-before="auto" style:column-width="8.3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32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0.714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6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Normal_5f_Sheet1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Default" style:name="ce6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Sheet1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Default" style:name="ce72">
      <style:table-cell-properties fo:padding="0.071cm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/>
      <table:table table:style-name="ta1" table:name="Vierde gedeelte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 table:number-columns-repeated="10"/>
        <table:table-column table:style-name="co4" table:default-cell-style-name="Default"/>
        <table:table-column table:style-name="co5" table:default-cell-style-name="ce61" table:number-columns-repeated="6"/>
        <table:table-column table:style-name="co5" table:default-cell-style-name="ce7"/>
        <table:table-column table:style-name="co6" table:default-cell-style-name="ce7" table:number-columns-repeated="2"/>
        <table:table-column table:style-name="co7" table:default-cell-style-name="ce7" table:number-columns-repeated="6"/>
        <table:table-column table:style-name="co4" table:default-cell-style-name="Default" table:number-columns-repeated="996"/>
        <table:table-row table:style-name="ro1">
          <table:table-cell ns41:value-type="string" table:style-name="TL Title" office:value-type="string">
            <office:annotation draw:style-name="gr1" svg:height="2.806cm" draw:caption-point-y="-0.042cm" svg:width="6.183cm" svg:x="11.327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DERNTHE - VIERDE GEDEELTE - <text:s/>INDEELING DER BEVOLKING NAAR DE BEROEPEN </text:p>
          </table:table-cell>
          <table:table-cell table:style-name="ce12" table:number-columns-repeated="3"/>
          <table:table-cell table:style-name="ce33" table:number-columns-repeated="6"/>
          <table:table-cell table:style-name="ce41" table:number-columns-repeated="3"/>
          <table:table-cell table:style-name="ce56" table:number-columns-repeated="5"/>
          <table:table-cell table:style-name="ce66"/>
          <table:table-cell table:style-name="ce70" table:number-columns-repeated="3"/>
          <table:table-cell table:style-name="ce73" table:number-columns-repeated="1002"/>
        </table:table-row>
        <table:table-row table:style-name="ro1">
          <table:table-cell table:style-name="ce2"/>
          <table:table-cell table:style-name="ce13" table:number-columns-repeated="12"/>
          <table:table-cell table:style-name="ce57" table:number-columns-repeated="6"/>
          <table:table-cell table:style-name="ce13" table:number-columns-repeated="2"/>
          <table:table-cell table:style-name="ce71"/>
          <table:table-cell table:style-name="ce73" table:number-columns-repeated="1002"/>
        </table:table-row>
        <table:table-row table:style-name="ro2">
          <table:table-cell ns41:value-type="string" table:style-name="TL RowProperty" office:value-type="string">
            <text:p>DE DRIE STEDEN <text:s text:c="6"/></text:p>
          </table:table-cell>
          <table:table-cell table:style-name="ce14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36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45"/>
          <table:covered-table-cell table:style-name="ce47"/>
          <table:table-cell ns41:value-type="string" table:number-rows-spanned="4" table:style-name="ce58" table:number-columns-spanned="1" office:value-type="string">
            <text:p>Telling</text:p>
          </table:table-cell>
          <table:table-cell ns41:value-type="string" table:number-rows-spanned="4" table:style-name="ce62" table:number-columns-spanned="1" office:value-type="string">
            <text:p>Tabel</text:p>
          </table:table-cell>
          <table:table-cell ns41:value-type="string" table:number-rows-spanned="4" table:style-name="ce62" table:number-columns-spanned="1" office:value-type="string">
            <text:p>Pagina links</text:p>
          </table:table-cell>
          <table:table-cell ns41:value-type="string" table:number-rows-spanned="4" table:style-name="ce62" table:number-columns-spanned="1" office:value-type="string">
            <text:p>Pagina rechts</text:p>
          </table:table-cell>
          <table:table-cell ns41:value-type="string" table:number-rows-spanned="4" table:style-name="ce62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style-name="ce71"/>
          <table:table-cell table:style-name="ce13" table:number-columns-repeated="2"/>
          <table:table-cell table:style-name="ce73" table:number-columns-repeated="1002"/>
        </table:table-row>
        <table:table-row table:style-name="ro3">
          <table:table-cell ns41:value-type="string" table:number-rows-spanned="3" table:style-name="TL RowProperty" table:number-columns-spanned="1" office:value-type="string">
            <text:p><text:span text:style-name="T2"><text:a xlink:type="simple" xlink:href="#Veerde gedeelte.A909"> Beroepen of middelen van bestaan  </text:a></text:span></text:p>
          </table:table-cell>
          <table:table-cell table:style-name="ce15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ce39"/>
          <table:covered-table-cell table:style-name="ce43"/>
          <table:covered-table-cell table:style-name="ce46"/>
          <table:covered-table-cell table:style-name="ce48"/>
          <table:covered-table-cell table:style-name="ce59"/>
          <table:covered-table-cell table:style-name="ce63" table:number-columns-repeated="4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4">
          <table:covered-table-cell table:style-name="ce5"/>
          <table:table-cell table:style-name="ce15"/>
          <table:covered-table-cell table:style-name="ce19"/>
          <table:covered-table-cell table:style-name="TL ColHeader" table:number-columns-repeated="6"/>
          <table:covered-table-cell table:style-name="ce40"/>
          <table:covered-table-cell table:style-name="ce44"/>
          <table:covered-table-cell table:style-name="ce27"/>
          <table:covered-table-cell table:style-name="ce49"/>
          <table:covered-table-cell table:style-name="ce59"/>
          <table:covered-table-cell table:style-name="ce63" table:number-columns-repeated="4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2">
          <table:covered-table-cell table:style-name="ce6"/>
          <table:table-cell table:style-name="ce15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60"/>
          <table:covered-table-cell table:style-name="ce64" table:number-columns-repeated="4"/>
          <table:covered-table-cell table:style-name="ce69"/>
          <table:table-cell table:style-name="ce71" table:number-columns-repeated="3"/>
          <table:table-cell table:style-name="ce73"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36" office:value-type="float">
            <text:p>83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papier (werkers in) doozen-, kaartenma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stel-, kaarden-, kammen-, rijven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04" office:value-type="float">
            <text:p>60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gewon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72" office:value-type="float">
            <text:p>47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wijzers, onderwijzeressen, ondermeesters, kweekelingen, gouve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ublieke vrouwen, publiekhuishouden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u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9" office:value-type="float">
            <text:p>21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9" office:value-type="float">
            <text:p>1,019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014" office:value-type="float">
            <text:p>2,014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2" office:value-type="float">
            <text:p>2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148" office:value-type="float">
            <text:p>3,148</text:p>
          </table:table-cell>
          <table:table-cell ns41:value-type="float" table:style-name="TL Data" office:value="1667" office:value-type="float">
            <text:p>1,667</text:p>
          </table:table-cell>
          <table:table-cell ns41:value-type="float" table:style-name="TL Data" office:value="4575" office:value-type="float">
            <text:p>4,575</text:p>
          </table:table-cell>
          <table:table-cell ns41:value-type="float" table:style-name="TL Data" office:value="6242" office:value-type="float">
            <text:p>6,242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92" office:value-type="float">
            <text:p>1,592</text:p>
          </table:table-cell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010" office:value-type="float">
            <text:p>4,010</text:p>
          </table:table-cell>
          <table:table-cell ns41:value-type="float" table:style-name="TL Data" office:value="4369" office:value-type="float">
            <text:p>4,369</text:p>
          </table:table-cell>
          <table:table-cell ns41:value-type="float" table:style-name="TL Data" office:value="6492" office:value-type="float">
            <text:p>6,492</text:p>
          </table:table-cell>
          <table:table-cell ns41:value-type="float" table:style-name="TL Data" office:value="6848" office:value-type="float">
            <text:p>6,848</text:p>
          </table:table-cell>
          <table:table-cell ns41:value-type="float" table:style-name="TL Data" office:value="13340" office:value-type="float">
            <text:p>13,34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824" office:value-type="float">
            <text:p>4,824</text:p>
          </table:table-cell>
          <table:table-cell ns41:value-type="float" table:style-name="TL Data" office:value="2821" office:value-type="float">
            <text:p>2,821</text:p>
          </table:table-cell>
          <table:table-cell ns41:value-type="float" table:style-name="TL Data" office:value="5135" office:value-type="float">
            <text:p>5,135</text:p>
          </table:table-cell>
          <table:table-cell ns41:value-type="float" table:style-name="TL Data" office:value="3040" office:value-type="float">
            <text:p>3,040</text:p>
          </table:table-cell>
          <table:table-cell ns41:value-type="float" table:style-name="TL Data" office:value="8175" office:value-type="float">
            <text:p>8,175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erbrouwers, bi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ik- en plaa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07" office:value-type="float">
            <text:p>1,107</text:p>
          </table:table-cell>
          <table:table-cell ns41:value-type="float" table:style-name="TL Data" office:value="1287" office:value-type="float">
            <text:p>1,287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ren- en h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string" table:style-name="TL Data" office:value-type="string">
            <text:p>58/1</text:p>
          </table:table-cell>
          <table:table-cell table:style-name="TL Data"/>
          <table:table-cell ns41:value-type="string" table:style-name="TL Data" office:value-type="string">
            <text:p>58/1</text:p>
          </table:table-cell>
          <table:table-cell table:style-name="TL Data"/>
          <table:table-cell ns41:value-type="string" table:style-name="TL Data" office:value-type="string">
            <text:p>58/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2" office:value-type="float">
            <text:p>4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arbeiders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TL Data" office:value-type="string">
            <text:p>255/1</text:p>
          </table:table-cell>
          <table:table-cell ns41:value-type="string" table:style-name="TL Data" office:value-type="string">
            <text:p>174/2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40/3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510" office:value-type="float">
            <text:p>1,51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46" office:value-type="float">
            <text:p>54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8974" office:value-type="float">
            <text:p>8,974</text:p>
          </table:table-cell>
          <table:table-cell ns41:value-type="float" table:style-name="TL Data" office:value="3608" office:value-type="float">
            <text:p>3,608</text:p>
          </table:table-cell>
          <table:table-cell ns41:value-type="float" table:style-name="TL Data" office:value="9545" office:value-type="float">
            <text:p>9,545</text:p>
          </table:table-cell>
          <table:table-cell ns41:value-type="float" table:style-name="TL Data" office:value="3892" office:value-type="float">
            <text:p>3,892</text:p>
          </table:table-cell>
          <table:table-cell ns41:value-type="float" table:style-name="TL Data" office:value="13437" office:value-type="float">
            <text:p>13,437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93" office:value-type="float">
            <text:p>393</text:p>
          </table:table-cell>
          <table:table-cell table:style-name="TL Data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08" office:value-type="float">
            <text:p>40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en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en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3" office:value-type="float">
            <text:p>40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2598" office:value-type="float">
            <text:p>2,598</text:p>
          </table:table-cell>
          <table:table-cell ns41:value-type="float" table:style-name="TL Data" office:value="2360" office:value-type="float">
            <text:p>2,360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75" office:value-type="float">
            <text:p>4,275</text:p>
          </table:table-cell>
          <table:table-cell ns41:value-type="float" table:style-name="TL Data" office:value="3763" office:value-type="float">
            <text:p>3,763</text:p>
          </table:table-cell>
          <table:table-cell ns41:value-type="float" table:style-name="TL Data" office:value="8038" office:value-type="float">
            <text:p>8,03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74" office:value-type="float">
            <text:p>77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3" office:value-type="float">
            <text:p>63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5282" office:value-type="float">
            <text:p>5,282</text:p>
          </table:table-cell>
          <table:table-cell ns41:value-type="float" table:style-name="TL Data" office:value="5114" office:value-type="float">
            <text:p>5,11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652" office:value-type="float">
            <text:p>1,652</text:p>
          </table:table-cell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12258" office:value-type="float">
            <text:p>12,258</text:p>
          </table:table-cell>
          <table:table-cell ns41:value-type="string" table:style-name="TL Data" office:value-type="string">
            <text:p>9.224/1</text:p>
          </table:table-cell>
          <table:table-cell ns41:value-type="float" table:style-name="TL Data" office:value="19582" office:value-type="float">
            <text:p>19,582</text:p>
          </table:table-cell>
          <table:table-cell ns41:value-type="float" table:style-name="TL Data" office:value="28806" office:value-type="float">
            <text:p>28,806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030" office:value-type="float">
            <text:p>8,030</text:p>
          </table:table-cell>
          <table:table-cell ns41:value-type="float" table:style-name="TL Data" office:value="7581" office:value-type="float">
            <text:p>7,581</text:p>
          </table:table-cell>
          <table:table-cell ns41:value-type="float" table:style-name="TL Data" office:value="1670" office:value-type="float">
            <text:p>1,670</text:p>
          </table:table-cell>
          <table:table-cell ns41:value-type="float" table:style-name="TL Data" office:value="1511" office:value-type="float">
            <text:p>1,511</text:p>
          </table:table-cell>
          <table:table-cell ns41:value-type="float" table:style-name="TL Data" office:value="3152" office:value-type="float">
            <text:p>3,152</text:p>
          </table:table-cell>
          <table:table-cell ns41:value-type="float" table:style-name="TL Data" office:value="2965" office:value-type="float">
            <text:p>2,965</text:p>
          </table:table-cell>
          <table:table-cell ns41:value-type="float" table:style-name="TL Data" office:value="22910" office:value-type="float">
            <text:p>22,910</text:p>
          </table:table-cell>
          <table:table-cell ns41:value-type="float" table:style-name="TL Data" office:value="21574" office:value-type="float">
            <text:p>21,574</text:p>
          </table:table-cell>
          <table:table-cell ns41:value-type="float" table:style-name="TL Data" office:value="35764" office:value-type="float">
            <text:p>35,764</text:p>
          </table:table-cell>
          <table:table-cell ns41:value-type="float" table:style-name="TL Data" office:value="33634" office:value-type="float">
            <text:p>33,634</text:p>
          </table:table-cell>
          <table:table-cell ns41:value-type="float" table:style-name="TL Data" office:value="69398" office:value-type="float">
            <text:p>69,39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408" office:value-type="float">
            <text:p>5,408</text:p>
          </table:table-cell>
          <table:table-cell ns41:value-type="float" table:style-name="TL Data" office:value="3050" office:value-type="float">
            <text:p>3,050</text:p>
          </table:table-cell>
          <table:table-cell ns41:value-type="float" table:style-name="TL Data" office:value="5736" office:value-type="float">
            <text:p>5,736</text:p>
          </table:table-cell>
          <table:table-cell ns41:value-type="float" table:style-name="TL Data" office:value="3275" office:value-type="float">
            <text:p>3,275</text:p>
          </table:table-cell>
          <table:table-cell ns41:value-type="float" table:style-name="TL Data" office:value="9011" office:value-type="float">
            <text:p>9,011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erbrouwers, bi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ik- en plaa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1891" office:value-type="float">
            <text:p>1,891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string" table:style-name="TL Data" office:value-type="string">
            <text:p>65/1</text:p>
          </table:table-cell>
          <table:table-cell table:style-name="TL Data"/>
          <table:table-cell ns41:value-type="string" table:style-name="TL Data" office:value-type="string">
            <text:p>65/1</text:p>
          </table:table-cell>
          <table:table-cell table:style-name="TL Data"/>
          <table:table-cell ns41:value-type="string" table:style-name="TL Data" office:value-type="string">
            <text:p>65/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4" office:value-type="float">
            <text:p>52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98" office:value-type="float">
            <text:p>29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arbeiders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TL Data" office:value-type="string">
            <text:p>255/1</text:p>
          </table:table-cell>
          <table:table-cell ns41:value-type="string" table:style-name="TL Data" office:value-type="string">
            <text:p>174/2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40/3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510" office:value-type="float">
            <text:p>1,51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90" office:value-type="float">
            <text:p>79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eekenaars, teekenmeesters, daguerrc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342" office:value-type="float">
            <text:p>9,342</text:p>
          </table:table-cell>
          <table:table-cell ns41:value-type="float" table:style-name="TL Data" office:value="3701" office:value-type="float">
            <text:p>3,701</text:p>
          </table:table-cell>
          <table:table-cell ns41:value-type="float" table:style-name="TL Data" office:value="9921" office:value-type="float">
            <text:p>9,921</text:p>
          </table:table-cell>
          <table:table-cell ns41:value-type="float" table:style-name="TL Data" office:value="3988" office:value-type="float">
            <text:p>3,988</text:p>
          </table:table-cell>
          <table:table-cell ns41:value-type="float" table:style-name="TL Data" office:value="13909" office:value-type="float">
            <text:p>13,909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ers (kolen-, koorn-, hooi-, hout-, scheeps- enz.), wijn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566" office:value-type="float">
            <text:p>566</text:p>
          </table:table-cell>
          <table:table-cell table:style-name="TL Data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90" office:value-type="float">
            <text:p>59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 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pl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1" office:value-type="float">
            <text:p>54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3223" office:value-type="float">
            <text:p>3,223</text:p>
          </table:table-cell>
          <table:table-cell ns41:value-type="float" table:style-name="TL Data" office:value="2974" office:value-type="float">
            <text:p>2,974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1125" office:value-type="float">
            <text:p>1,12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94" office:value-type="float">
            <text:p>5,294</text:p>
          </table:table-cell>
          <table:table-cell ns41:value-type="float" table:style-name="TL Data" office:value="4758" office:value-type="float">
            <text:p>4,758</text:p>
          </table:table-cell>
          <table:table-cell ns41:value-type="float" table:style-name="TL Data" office:value="10052" office:value-type="float">
            <text:p>10,052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4" office:value-type="float">
            <text:p>25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986" office:value-type="float">
            <text:p>98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9" office:value-type="float">
            <text:p>79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erlieden, koetsiers, loopers, postknechten en sl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6242" office:value-type="float">
            <text:p>6,242</text:p>
          </table:table-cell>
          <table:table-cell ns41:value-type="float" table:style-name="TL Data" office:value="6099" office:value-type="float">
            <text:p>6,099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581" office:value-type="float">
            <text:p>1,581</text:p>
          </table:table-cell>
          <table:table-cell ns41:value-type="float" table:style-name="TL Data" office:value="2043" office:value-type="float">
            <text:p>2,043</text:p>
          </table:table-cell>
          <table:table-cell ns41:value-type="float" table:style-name="TL Data" office:value="2489" office:value-type="float">
            <text:p>2,489</text:p>
          </table:table-cell>
          <table:table-cell ns41:value-type="float" table:style-name="TL Data" office:value="15406" office:value-type="float">
            <text:p>15,406</text:p>
          </table:table-cell>
          <table:table-cell ns41:value-type="string" table:style-name="TL Data" office:value-type="string">
            <text:p>10.891/1</text:p>
          </table:table-cell>
          <table:table-cell ns41:value-type="float" table:style-name="TL Data" office:value="24157" office:value-type="float">
            <text:p>24,157</text:p>
          </table:table-cell>
          <table:table-cell ns41:value-type="float" table:style-name="TL Data" office:value="35048" office:value-type="float">
            <text:p>35,04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622" office:value-type="float">
            <text:p>9,622</text:p>
          </table:table-cell>
          <table:table-cell ns41:value-type="float" table:style-name="TL Data" office:value="9185" office:value-type="float">
            <text:p>9,185</text:p>
          </table:table-cell>
          <table:table-cell ns41:value-type="float" table:style-name="TL Data" office:value="1981" office:value-type="float">
            <text:p>1,981</text:p>
          </table:table-cell>
          <table:table-cell ns41:value-type="float" table:style-name="TL Data" office:value="1806" office:value-type="float">
            <text:p>1,806</text:p>
          </table:table-cell>
          <table:table-cell ns41:value-type="float" table:style-name="TL Data" office:value="3731" office:value-type="float">
            <text:p>3,731</text:p>
          </table:table-cell>
          <table:table-cell ns41:value-type="float" table:style-name="TL Data" office:value="3545" office:value-type="float">
            <text:p>3,545</text:p>
          </table:table-cell>
          <table:table-cell ns41:value-type="float" table:style-name="TL Data" office:value="26920" office:value-type="float">
            <text:p>26,920</text:p>
          </table:table-cell>
          <table:table-cell ns41:value-type="float" table:style-name="TL Data" office:value="25943" office:value-type="float">
            <text:p>25,943</text:p>
          </table:table-cell>
          <table:table-cell ns41:value-type="float" table:style-name="TL Data" office:value="42256" office:value-type="float">
            <text:p>42,256</text:p>
          </table:table-cell>
          <table:table-cell ns41:value-type="float" table:style-name="TL Data" office:value="40482" office:value-type="float">
            <text:p>40,482</text:p>
          </table:table-cell>
          <table:table-cell ns41:value-type="float" table:style-name="TL Data" office:value="82738" office:value-type="float">
            <text:p>82,73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1. De kneehts en leerlingen zijn onder de beroepen begrepen.</text:p>
          </table:table-cell>
          <table:table-cell table:style-name="ce16" table:number-columns-repeated="11"/>
          <table:table-cell table:style-name="ce55"/>
          <table:table-cell table:number-columns-repeated="1011"/>
        </table:table-row>
        <table:table-row table:style-name="ro5" table:number-rows-repeated="10476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8" table:default-cell-style-name="ce7"/>
        <table:table-column table:style-name="co9" table:default-cell-style-name="ce7"/>
        <table:table-column table:style-name="co4" table:default-cell-style-name="Default" table:number-columns-repeated="1020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73" office:value-type="string">
            <text:p>Editregel</text:p>
          </table:table-cell>
          <table:table-cell ns41:value-type="string" table:style-name="ce73" office:value-type="string">
            <text:p>Deel telling</text:p>
          </table:table-cell>
          <table:table-cell ns41:value-type="string" table:style-name="ce73" office:value-type="string">
            <text:p>Rolnummer</text:p>
          </table:table-cell>
          <table:table-cell ns41:value-type="string" table:style-name="ce73" office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74" table:number-columns-repeated="5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ns41:value-type="float" table:style-name="TL Metadata" office:value="6591" office:value-type="float">
            <text:p>65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1" office:value-type="float">
            <text:p>380204002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2" office:value-type="float">
            <text:p>65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2" office:value-type="float">
            <text:p>380204002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3" office:value-type="float">
            <text:p>65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3" office:value-type="float">
            <text:p>380204002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4" office:value-type="float">
            <text:p>65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4" office:value-type="float">
            <text:p>380204002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5" office:value-type="float">
            <text:p>65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5" office:value-type="float">
            <text:p>380204002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6" office:value-type="float">
            <text:p>65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6" office:value-type="float">
            <text:p>380204002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7" office:value-type="float">
            <text:p>65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7" office:value-type="float">
            <text:p>380204002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8" office:value-type="float">
            <text:p>65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8" office:value-type="float">
            <text:p>380204002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599" office:value-type="float">
            <text:p>65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09" office:value-type="float">
            <text:p>380204002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0" office:value-type="float">
            <text:p>66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0" office:value-type="float">
            <text:p>380204002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1" office:value-type="float">
            <text:p>66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1" office:value-type="float">
            <text:p>380204002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2" office:value-type="float">
            <text:p>66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2" office:value-type="float">
            <text:p>380204002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3" office:value-type="float">
            <text:p>66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3" office:value-type="float">
            <text:p>380204002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4" office:value-type="float">
            <text:p>66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4" office:value-type="float">
            <text:p>380204002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5" office:value-type="float">
            <text:p>66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5" office:value-type="float">
            <text:p>380204002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6" office:value-type="float">
            <text:p>66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6" office:value-type="float">
            <text:p>380204002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7" office:value-type="float">
            <text:p>66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7" office:value-type="float">
            <text:p>380204002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8" office:value-type="float">
            <text:p>66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8" office:value-type="float">
            <text:p>380204002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09" office:value-type="float">
            <text:p>66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19" office:value-type="float">
            <text:p>380204002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0" office:value-type="float">
            <text:p>66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0" office:value-type="float">
            <text:p>380204002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1" office:value-type="float">
            <text:p>66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1" office:value-type="float">
            <text:p>380204002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2" office:value-type="float">
            <text:p>66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2" office:value-type="float">
            <text:p>380204002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3" office:value-type="float">
            <text:p>66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3" office:value-type="float">
            <text:p>380204002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4" office:value-type="float">
            <text:p>66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4" office:value-type="float">
            <text:p>380204002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5" office:value-type="float">
            <text:p>66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5" office:value-type="float">
            <text:p>380204002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6" office:value-type="float">
            <text:p>66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6" office:value-type="float">
            <text:p>380204002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7" office:value-type="float">
            <text:p>66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7" office:value-type="float">
            <text:p>380204002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8" office:value-type="float">
            <text:p>66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8" office:value-type="float">
            <text:p>380204002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19" office:value-type="float">
            <text:p>66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29" office:value-type="float">
            <text:p>380204002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0" office:value-type="float">
            <text:p>66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0" office:value-type="float">
            <text:p>380204002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1" office:value-type="float">
            <text:p>66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1" office:value-type="float">
            <text:p>380204002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2" office:value-type="float">
            <text:p>66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2" office:value-type="float">
            <text:p>380204002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3" office:value-type="float">
            <text:p>66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3" office:value-type="float">
            <text:p>380204002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4" office:value-type="float">
            <text:p>66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4" office:value-type="float">
            <text:p>380204002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5" office:value-type="float">
            <text:p>66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5" office:value-type="float">
            <text:p>380204002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6" office:value-type="float">
            <text:p>66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6" office:value-type="float">
            <text:p>380204002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7" office:value-type="float">
            <text:p>66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7" office:value-type="float">
            <text:p>380204002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8" office:value-type="float">
            <text:p>66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8" office:value-type="float">
            <text:p>380204002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29" office:value-type="float">
            <text:p>66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39" office:value-type="float">
            <text:p>380204002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0" office:value-type="float">
            <text:p>66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0" office:value-type="float">
            <text:p>380204002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1" office:value-type="float">
            <text:p>66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1" office:value-type="float">
            <text:p>380204002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2" office:value-type="float">
            <text:p>66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2" office:value-type="float">
            <text:p>380204002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3" office:value-type="float">
            <text:p>66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3" office:value-type="float">
            <text:p>380204002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4" office:value-type="float">
            <text:p>66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4" office:value-type="float">
            <text:p>380204002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5" office:value-type="float">
            <text:p>66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5" office:value-type="float">
            <text:p>380204002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6" office:value-type="float">
            <text:p>66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6" office:value-type="float">
            <text:p>380204002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7" office:value-type="float">
            <text:p>66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7" office:value-type="float">
            <text:p>380204002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8" office:value-type="float">
            <text:p>66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8" office:value-type="float">
            <text:p>380204002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39" office:value-type="float">
            <text:p>66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49" office:value-type="float">
            <text:p>380204002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0" office:value-type="float">
            <text:p>66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50" office:value-type="float">
            <text:p>380204002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1" office:value-type="float">
            <text:p>66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51" office:value-type="float">
            <text:p>380204002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2" office:value-type="float">
            <text:p>66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52" office:value-type="float">
            <text:p>380204002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3" office:value-type="float">
            <text:p>66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801053" office:value-type="float">
            <text:p>380204002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4" office:value-type="float">
            <text:p>66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1" office:value-type="float">
            <text:p>380204002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5" office:value-type="float">
            <text:p>66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2" office:value-type="float">
            <text:p>380204002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6" office:value-type="float">
            <text:p>66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3" office:value-type="float">
            <text:p>380204002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7" office:value-type="float">
            <text:p>66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4" office:value-type="float">
            <text:p>380204002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8" office:value-type="float">
            <text:p>66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5" office:value-type="float">
            <text:p>380204002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49" office:value-type="float">
            <text:p>66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6" office:value-type="float">
            <text:p>380204002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0" office:value-type="float">
            <text:p>66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7" office:value-type="float">
            <text:p>380204002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1" office:value-type="float">
            <text:p>66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8" office:value-type="float">
            <text:p>380204002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2" office:value-type="float">
            <text:p>66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09" office:value-type="float">
            <text:p>380204002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3" office:value-type="float">
            <text:p>66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0" office:value-type="float">
            <text:p>380204002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4" office:value-type="float">
            <text:p>66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1" office:value-type="float">
            <text:p>380204002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5" office:value-type="float">
            <text:p>66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2" office:value-type="float">
            <text:p>380204002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6" office:value-type="float">
            <text:p>66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3" office:value-type="float">
            <text:p>380204002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7" office:value-type="float">
            <text:p>66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4" office:value-type="float">
            <text:p>380204002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8" office:value-type="float">
            <text:p>66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5" office:value-type="float">
            <text:p>380204002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59" office:value-type="float">
            <text:p>66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6" office:value-type="float">
            <text:p>380204002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0" office:value-type="float">
            <text:p>66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7" office:value-type="float">
            <text:p>380204002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1" office:value-type="float">
            <text:p>66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8" office:value-type="float">
            <text:p>380204002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2" office:value-type="float">
            <text:p>66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19" office:value-type="float">
            <text:p>380204002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3" office:value-type="float">
            <text:p>66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0" office:value-type="float">
            <text:p>380204002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4" office:value-type="float">
            <text:p>66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1" office:value-type="float">
            <text:p>380204002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5" office:value-type="float">
            <text:p>66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2" office:value-type="float">
            <text:p>380204002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6" office:value-type="float">
            <text:p>66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3" office:value-type="float">
            <text:p>380204002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7" office:value-type="float">
            <text:p>66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4" office:value-type="float">
            <text:p>380204002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8" office:value-type="float">
            <text:p>66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5" office:value-type="float">
            <text:p>380204002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69" office:value-type="float">
            <text:p>66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6" office:value-type="float">
            <text:p>380204002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0" office:value-type="float">
            <text:p>66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7" office:value-type="float">
            <text:p>380204002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1" office:value-type="float">
            <text:p>66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8" office:value-type="float">
            <text:p>380204002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2" office:value-type="float">
            <text:p>66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29" office:value-type="float">
            <text:p>380204002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3" office:value-type="float">
            <text:p>66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0" office:value-type="float">
            <text:p>380204002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4" office:value-type="float">
            <text:p>66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1" office:value-type="float">
            <text:p>380204002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5" office:value-type="float">
            <text:p>66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2" office:value-type="float">
            <text:p>380204002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6" office:value-type="float">
            <text:p>66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3" office:value-type="float">
            <text:p>380204002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7" office:value-type="float">
            <text:p>66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4" office:value-type="float">
            <text:p>380204002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8" office:value-type="float">
            <text:p>66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5" office:value-type="float">
            <text:p>380204002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79" office:value-type="float">
            <text:p>66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6" office:value-type="float">
            <text:p>380204002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0" office:value-type="float">
            <text:p>66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7" office:value-type="float">
            <text:p>380204002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1" office:value-type="float">
            <text:p>66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8" office:value-type="float">
            <text:p>380204002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2" office:value-type="float">
            <text:p>66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39" office:value-type="float">
            <text:p>380204002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3" office:value-type="float">
            <text:p>66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0" office:value-type="float">
            <text:p>380204002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4" office:value-type="float">
            <text:p>66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1" office:value-type="float">
            <text:p>380204002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5" office:value-type="float">
            <text:p>66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2" office:value-type="float">
            <text:p>380204002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6" office:value-type="float">
            <text:p>66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3" office:value-type="float">
            <text:p>380204002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7" office:value-type="float">
            <text:p>66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4" office:value-type="float">
            <text:p>380204002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8" office:value-type="float">
            <text:p>66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5" office:value-type="float">
            <text:p>380204002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89" office:value-type="float">
            <text:p>66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6" office:value-type="float">
            <text:p>380204002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0" office:value-type="float">
            <text:p>66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7" office:value-type="float">
            <text:p>380204002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1" office:value-type="float">
            <text:p>66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8" office:value-type="float">
            <text:p>380204002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2" office:value-type="float">
            <text:p>66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49" office:value-type="float">
            <text:p>380204002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3" office:value-type="float">
            <text:p>66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50" office:value-type="float">
            <text:p>380204002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4" office:value-type="float">
            <text:p>66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4002901051" office:value-type="float">
            <text:p>380204002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5" office:value-type="float">
            <text:p>66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1" office:value-type="float">
            <text:p>380205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6" office:value-type="float">
            <text:p>66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2" office:value-type="float">
            <text:p>380205003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7" office:value-type="float">
            <text:p>66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3" office:value-type="float">
            <text:p>380205003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8" office:value-type="float">
            <text:p>66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4" office:value-type="float">
            <text:p>380205003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699" office:value-type="float">
            <text:p>66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5" office:value-type="float">
            <text:p>380205003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0" office:value-type="float">
            <text:p>67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6" office:value-type="float">
            <text:p>380205003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1" office:value-type="float">
            <text:p>67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7" office:value-type="float">
            <text:p>380205003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2" office:value-type="float">
            <text:p>67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8" office:value-type="float">
            <text:p>380205003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3" office:value-type="float">
            <text:p>67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09" office:value-type="float">
            <text:p>380205003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4" office:value-type="float">
            <text:p>67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0" office:value-type="float">
            <text:p>380205003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5" office:value-type="float">
            <text:p>67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1" office:value-type="float">
            <text:p>380205003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6" office:value-type="float">
            <text:p>67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2" office:value-type="float">
            <text:p>380205003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7" office:value-type="float">
            <text:p>67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3" office:value-type="float">
            <text:p>380205003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8" office:value-type="float">
            <text:p>67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4" office:value-type="float">
            <text:p>380205003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09" office:value-type="float">
            <text:p>67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5" office:value-type="float">
            <text:p>380205003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0" office:value-type="float">
            <text:p>67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6" office:value-type="float">
            <text:p>380205003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1" office:value-type="float">
            <text:p>67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7" office:value-type="float">
            <text:p>380205003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2" office:value-type="float">
            <text:p>67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8" office:value-type="float">
            <text:p>380205003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3" office:value-type="float">
            <text:p>67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19" office:value-type="float">
            <text:p>380205003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4" office:value-type="float">
            <text:p>67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0" office:value-type="float">
            <text:p>380205003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5" office:value-type="float">
            <text:p>67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1" office:value-type="float">
            <text:p>380205003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6" office:value-type="float">
            <text:p>67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2" office:value-type="float">
            <text:p>380205003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7" office:value-type="float">
            <text:p>67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3" office:value-type="float">
            <text:p>380205003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8" office:value-type="float">
            <text:p>67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4" office:value-type="float">
            <text:p>380205003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19" office:value-type="float">
            <text:p>67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5" office:value-type="float">
            <text:p>380205003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0" office:value-type="float">
            <text:p>67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6" office:value-type="float">
            <text:p>380205003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1" office:value-type="float">
            <text:p>67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7" office:value-type="float">
            <text:p>380205003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2" office:value-type="float">
            <text:p>67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8" office:value-type="float">
            <text:p>380205003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3" office:value-type="float">
            <text:p>67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29" office:value-type="float">
            <text:p>380205003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4" office:value-type="float">
            <text:p>67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0" office:value-type="float">
            <text:p>380205003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5" office:value-type="float">
            <text:p>67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1" office:value-type="float">
            <text:p>380205003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6" office:value-type="float">
            <text:p>67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2" office:value-type="float">
            <text:p>380205003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7" office:value-type="float">
            <text:p>67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3" office:value-type="float">
            <text:p>380205003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8" office:value-type="float">
            <text:p>67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4" office:value-type="float">
            <text:p>380205003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29" office:value-type="float">
            <text:p>67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5" office:value-type="float">
            <text:p>380205003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0" office:value-type="float">
            <text:p>67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6" office:value-type="float">
            <text:p>380205003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1" office:value-type="float">
            <text:p>67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7" office:value-type="float">
            <text:p>380205003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2" office:value-type="float">
            <text:p>67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8" office:value-type="float">
            <text:p>380205003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3" office:value-type="float">
            <text:p>67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39" office:value-type="float">
            <text:p>380205003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4" office:value-type="float">
            <text:p>67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0" office:value-type="float">
            <text:p>380205003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5" office:value-type="float">
            <text:p>67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1" office:value-type="float">
            <text:p>380205003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6" office:value-type="float">
            <text:p>67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2" office:value-type="float">
            <text:p>380205003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7" office:value-type="float">
            <text:p>67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3" office:value-type="float">
            <text:p>380205003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8" office:value-type="float">
            <text:p>67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4" office:value-type="float">
            <text:p>380205003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39" office:value-type="float">
            <text:p>67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5" office:value-type="float">
            <text:p>380205003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0" office:value-type="float">
            <text:p>67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6" office:value-type="float">
            <text:p>380205003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1" office:value-type="float">
            <text:p>67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7" office:value-type="float">
            <text:p>380205003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2" office:value-type="float">
            <text:p>67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8" office:value-type="float">
            <text:p>380205003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3" office:value-type="float">
            <text:p>67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49" office:value-type="float">
            <text:p>380205003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4" office:value-type="float">
            <text:p>67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50" office:value-type="float">
            <text:p>380205003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5" office:value-type="float">
            <text:p>67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51" office:value-type="float">
            <text:p>380205003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6" office:value-type="float">
            <text:p>67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52" office:value-type="float">
            <text:p>380205003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7" office:value-type="float">
            <text:p>67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001053" office:value-type="float">
            <text:p>380205003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8" office:value-type="float">
            <text:p>67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1" office:value-type="float">
            <text:p>380205003101001</text:p>
          </table:table-cell>
          <table:table-cell ns41:value-type="string" table:style-name="TL Metadata" office:value-type="string">
            <text:p>3802050031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49" office:value-type="float">
            <text:p>67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2" office:value-type="float">
            <text:p>380205003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0" office:value-type="float">
            <text:p>67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3" office:value-type="float">
            <text:p>380205003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1" office:value-type="float">
            <text:p>67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4" office:value-type="float">
            <text:p>380205003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2" office:value-type="float">
            <text:p>67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5" office:value-type="float">
            <text:p>380205003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3" office:value-type="float">
            <text:p>67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6" office:value-type="float">
            <text:p>380205003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4" office:value-type="float">
            <text:p>67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7" office:value-type="float">
            <text:p>380205003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5" office:value-type="float">
            <text:p>67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8" office:value-type="float">
            <text:p>380205003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6" office:value-type="float">
            <text:p>67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09" office:value-type="float">
            <text:p>380205003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7" office:value-type="float">
            <text:p>67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0" office:value-type="float">
            <text:p>380205003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8" office:value-type="float">
            <text:p>67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1" office:value-type="float">
            <text:p>380205003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59" office:value-type="float">
            <text:p>67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2" office:value-type="float">
            <text:p>380205003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0" office:value-type="float">
            <text:p>67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3" office:value-type="float">
            <text:p>380205003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1" office:value-type="float">
            <text:p>67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4" office:value-type="float">
            <text:p>380205003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2" office:value-type="float">
            <text:p>67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5" office:value-type="float">
            <text:p>380205003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3" office:value-type="float">
            <text:p>67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6" office:value-type="float">
            <text:p>380205003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4" office:value-type="float">
            <text:p>67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7" office:value-type="float">
            <text:p>380205003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5" office:value-type="float">
            <text:p>67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8" office:value-type="float">
            <text:p>380205003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6" office:value-type="float">
            <text:p>67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19" office:value-type="float">
            <text:p>380205003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7" office:value-type="float">
            <text:p>67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0" office:value-type="float">
            <text:p>380205003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8" office:value-type="float">
            <text:p>67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1" office:value-type="float">
            <text:p>380205003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69" office:value-type="float">
            <text:p>67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2" office:value-type="float">
            <text:p>380205003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0" office:value-type="float">
            <text:p>67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3" office:value-type="float">
            <text:p>380205003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1" office:value-type="float">
            <text:p>67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4" office:value-type="float">
            <text:p>380205003101024</text:p>
          </table:table-cell>
          <table:table-cell ns41:value-type="string" table:style-name="TL Metadata" office:value-type="string">
            <text:p>380205003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2" office:value-type="float">
            <text:p>67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5" office:value-type="float">
            <text:p>380205003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3" office:value-type="float">
            <text:p>67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6" office:value-type="float">
            <text:p>380205003101026</text:p>
          </table:table-cell>
          <table:table-cell ns41:value-type="string" table:style-name="TL Metadata" office:value-type="string">
            <text:p>380205003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4" office:value-type="float">
            <text:p>67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7" office:value-type="float">
            <text:p>380205003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5" office:value-type="float">
            <text:p>67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8" office:value-type="float">
            <text:p>380205003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6" office:value-type="float">
            <text:p>67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29" office:value-type="float">
            <text:p>380205003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7" office:value-type="float">
            <text:p>67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0" office:value-type="float">
            <text:p>380205003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8" office:value-type="float">
            <text:p>67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1" office:value-type="float">
            <text:p>380205003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79" office:value-type="float">
            <text:p>67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2" office:value-type="float">
            <text:p>380205003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0" office:value-type="float">
            <text:p>67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3" office:value-type="float">
            <text:p>380205003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1" office:value-type="float">
            <text:p>67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4" office:value-type="float">
            <text:p>380205003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2" office:value-type="float">
            <text:p>67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5" office:value-type="float">
            <text:p>380205003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3" office:value-type="float">
            <text:p>67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6" office:value-type="float">
            <text:p>380205003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4" office:value-type="float">
            <text:p>67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7" office:value-type="float">
            <text:p>380205003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5" office:value-type="float">
            <text:p>67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8" office:value-type="float">
            <text:p>380205003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6" office:value-type="float">
            <text:p>67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39" office:value-type="float">
            <text:p>380205003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7" office:value-type="float">
            <text:p>67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0" office:value-type="float">
            <text:p>380205003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8" office:value-type="float">
            <text:p>67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1" office:value-type="float">
            <text:p>380205003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89" office:value-type="float">
            <text:p>67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2" office:value-type="float">
            <text:p>380205003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0" office:value-type="float">
            <text:p>67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3" office:value-type="float">
            <text:p>380205003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1" office:value-type="float">
            <text:p>67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4" office:value-type="float">
            <text:p>380205003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2" office:value-type="float">
            <text:p>67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5" office:value-type="float">
            <text:p>380205003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3" office:value-type="float">
            <text:p>67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6" office:value-type="float">
            <text:p>380205003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4" office:value-type="float">
            <text:p>67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7" office:value-type="float">
            <text:p>380205003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5" office:value-type="float">
            <text:p>67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8" office:value-type="float">
            <text:p>380205003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6" office:value-type="float">
            <text:p>67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49" office:value-type="float">
            <text:p>380205003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7" office:value-type="float">
            <text:p>67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5003101050" office:value-type="float">
            <text:p>380205003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8" office:value-type="float">
            <text:p>67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1" office:value-type="float">
            <text:p>380206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799" office:value-type="float">
            <text:p>67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2" office:value-type="float">
            <text:p>380206003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0" office:value-type="float">
            <text:p>68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3" office:value-type="float">
            <text:p>380206003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1" office:value-type="float">
            <text:p>68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4" office:value-type="float">
            <text:p>380206003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2" office:value-type="float">
            <text:p>68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5" office:value-type="float">
            <text:p>380206003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3" office:value-type="float">
            <text:p>68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6" office:value-type="float">
            <text:p>380206003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4" office:value-type="float">
            <text:p>68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7" office:value-type="float">
            <text:p>380206003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5" office:value-type="float">
            <text:p>68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8" office:value-type="float">
            <text:p>380206003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6" office:value-type="float">
            <text:p>68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09" office:value-type="float">
            <text:p>380206003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7" office:value-type="float">
            <text:p>68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0" office:value-type="float">
            <text:p>380206003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8" office:value-type="float">
            <text:p>68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1" office:value-type="float">
            <text:p>380206003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09" office:value-type="float">
            <text:p>68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2" office:value-type="float">
            <text:p>380206003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0" office:value-type="float">
            <text:p>68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3" office:value-type="float">
            <text:p>380206003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1" office:value-type="float">
            <text:p>68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4" office:value-type="float">
            <text:p>380206003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2" office:value-type="float">
            <text:p>68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5" office:value-type="float">
            <text:p>380206003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3" office:value-type="float">
            <text:p>68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6" office:value-type="float">
            <text:p>380206003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4" office:value-type="float">
            <text:p>68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7" office:value-type="float">
            <text:p>380206003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5" office:value-type="float">
            <text:p>68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8" office:value-type="float">
            <text:p>380206003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6" office:value-type="float">
            <text:p>68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19" office:value-type="float">
            <text:p>380206003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7" office:value-type="float">
            <text:p>68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0" office:value-type="float">
            <text:p>380206003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8" office:value-type="float">
            <text:p>68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1" office:value-type="float">
            <text:p>380206003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19" office:value-type="float">
            <text:p>68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2" office:value-type="float">
            <text:p>380206003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0" office:value-type="float">
            <text:p>68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3" office:value-type="float">
            <text:p>380206003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1" office:value-type="float">
            <text:p>68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4" office:value-type="float">
            <text:p>380206003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2" office:value-type="float">
            <text:p>68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5" office:value-type="float">
            <text:p>380206003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3" office:value-type="float">
            <text:p>68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6" office:value-type="float">
            <text:p>380206003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4" office:value-type="float">
            <text:p>68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7" office:value-type="float">
            <text:p>380206003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5" office:value-type="float">
            <text:p>68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8" office:value-type="float">
            <text:p>380206003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6" office:value-type="float">
            <text:p>68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29" office:value-type="float">
            <text:p>380206003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7" office:value-type="float">
            <text:p>68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0" office:value-type="float">
            <text:p>380206003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8" office:value-type="float">
            <text:p>68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1" office:value-type="float">
            <text:p>380206003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29" office:value-type="float">
            <text:p>68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2" office:value-type="float">
            <text:p>380206003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0" office:value-type="float">
            <text:p>68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3" office:value-type="float">
            <text:p>380206003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1" office:value-type="float">
            <text:p>68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4" office:value-type="float">
            <text:p>380206003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2" office:value-type="float">
            <text:p>68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5" office:value-type="float">
            <text:p>380206003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3" office:value-type="float">
            <text:p>68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6" office:value-type="float">
            <text:p>380206003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4" office:value-type="float">
            <text:p>68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7" office:value-type="float">
            <text:p>380206003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5" office:value-type="float">
            <text:p>68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8" office:value-type="float">
            <text:p>380206003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6" office:value-type="float">
            <text:p>68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39" office:value-type="float">
            <text:p>380206003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7" office:value-type="float">
            <text:p>68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0" office:value-type="float">
            <text:p>380206003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8" office:value-type="float">
            <text:p>68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1" office:value-type="float">
            <text:p>380206003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39" office:value-type="float">
            <text:p>68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2" office:value-type="float">
            <text:p>380206003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0" office:value-type="float">
            <text:p>68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3" office:value-type="float">
            <text:p>380206003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1" office:value-type="float">
            <text:p>68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4" office:value-type="float">
            <text:p>380206003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2" office:value-type="float">
            <text:p>68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5" office:value-type="float">
            <text:p>380206003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3" office:value-type="float">
            <text:p>68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6" office:value-type="float">
            <text:p>380206003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4" office:value-type="float">
            <text:p>68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7" office:value-type="float">
            <text:p>380206003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5" office:value-type="float">
            <text:p>68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8" office:value-type="float">
            <text:p>380206003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6" office:value-type="float">
            <text:p>68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49" office:value-type="float">
            <text:p>380206003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7" office:value-type="float">
            <text:p>68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50" office:value-type="float">
            <text:p>380206003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8" office:value-type="float">
            <text:p>68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51" office:value-type="float">
            <text:p>380206003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49" office:value-type="float">
            <text:p>68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52" office:value-type="float">
            <text:p>380206003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0" office:value-type="float">
            <text:p>68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201053" office:value-type="float">
            <text:p>380206003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1" office:value-type="float">
            <text:p>68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1" office:value-type="float">
            <text:p>380206003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2" office:value-type="float">
            <text:p>68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2" office:value-type="float">
            <text:p>380206003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3" office:value-type="float">
            <text:p>68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3" office:value-type="float">
            <text:p>380206003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4" office:value-type="float">
            <text:p>68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4" office:value-type="float">
            <text:p>380206003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5" office:value-type="float">
            <text:p>68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5" office:value-type="float">
            <text:p>380206003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6" office:value-type="float">
            <text:p>68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6" office:value-type="float">
            <text:p>380206003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7" office:value-type="float">
            <text:p>68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7" office:value-type="float">
            <text:p>380206003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8" office:value-type="float">
            <text:p>68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8" office:value-type="float">
            <text:p>380206003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59" office:value-type="float">
            <text:p>68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09" office:value-type="float">
            <text:p>380206003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0" office:value-type="float">
            <text:p>68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0" office:value-type="float">
            <text:p>380206003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1" office:value-type="float">
            <text:p>68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1" office:value-type="float">
            <text:p>380206003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2" office:value-type="float">
            <text:p>68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2" office:value-type="float">
            <text:p>380206003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3" office:value-type="float">
            <text:p>68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3" office:value-type="float">
            <text:p>380206003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4" office:value-type="float">
            <text:p>68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4" office:value-type="float">
            <text:p>380206003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5" office:value-type="float">
            <text:p>68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5" office:value-type="float">
            <text:p>380206003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6" office:value-type="float">
            <text:p>68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6" office:value-type="float">
            <text:p>380206003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7" office:value-type="float">
            <text:p>68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7" office:value-type="float">
            <text:p>380206003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8" office:value-type="float">
            <text:p>68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8" office:value-type="float">
            <text:p>380206003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69" office:value-type="float">
            <text:p>68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19" office:value-type="float">
            <text:p>380206003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0" office:value-type="float">
            <text:p>68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0" office:value-type="float">
            <text:p>380206003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1" office:value-type="float">
            <text:p>68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1" office:value-type="float">
            <text:p>380206003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2" office:value-type="float">
            <text:p>68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2" office:value-type="float">
            <text:p>380206003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3" office:value-type="float">
            <text:p>68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3" office:value-type="float">
            <text:p>380206003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4" office:value-type="float">
            <text:p>68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4" office:value-type="float">
            <text:p>380206003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5" office:value-type="float">
            <text:p>68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5" office:value-type="float">
            <text:p>380206003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6" office:value-type="float">
            <text:p>68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6" office:value-type="float">
            <text:p>380206003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7" office:value-type="float">
            <text:p>68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7" office:value-type="float">
            <text:p>380206003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8" office:value-type="float">
            <text:p>68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8" office:value-type="float">
            <text:p>380206003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79" office:value-type="float">
            <text:p>68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29" office:value-type="float">
            <text:p>380206003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0" office:value-type="float">
            <text:p>68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0" office:value-type="float">
            <text:p>380206003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1" office:value-type="float">
            <text:p>68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1" office:value-type="float">
            <text:p>380206003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2" office:value-type="float">
            <text:p>68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2" office:value-type="float">
            <text:p>380206003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3" office:value-type="float">
            <text:p>68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3" office:value-type="float">
            <text:p>380206003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4" office:value-type="float">
            <text:p>68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4" office:value-type="float">
            <text:p>380206003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5" office:value-type="float">
            <text:p>68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5" office:value-type="float">
            <text:p>380206003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6" office:value-type="float">
            <text:p>68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6" office:value-type="float">
            <text:p>380206003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7" office:value-type="float">
            <text:p>68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7" office:value-type="float">
            <text:p>380206003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8" office:value-type="float">
            <text:p>68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8" office:value-type="float">
            <text:p>380206003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89" office:value-type="float">
            <text:p>68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39" office:value-type="float">
            <text:p>380206003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0" office:value-type="float">
            <text:p>68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6003301040" office:value-type="float">
            <text:p>380206003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1" office:value-type="float">
            <text:p>68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1" office:value-type="float">
            <text:p>380207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2" office:value-type="float">
            <text:p>68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2" office:value-type="float">
            <text:p>380207003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3" office:value-type="float">
            <text:p>68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3" office:value-type="float">
            <text:p>380207003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4" office:value-type="float">
            <text:p>68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4" office:value-type="float">
            <text:p>380207003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5" office:value-type="float">
            <text:p>68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5" office:value-type="float">
            <text:p>380207003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6" office:value-type="float">
            <text:p>68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6" office:value-type="float">
            <text:p>380207003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7" office:value-type="float">
            <text:p>68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7" office:value-type="float">
            <text:p>380207003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8" office:value-type="float">
            <text:p>68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8" office:value-type="float">
            <text:p>380207003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899" office:value-type="float">
            <text:p>68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09" office:value-type="float">
            <text:p>380207003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0" office:value-type="float">
            <text:p>69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0" office:value-type="float">
            <text:p>380207003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1" office:value-type="float">
            <text:p>69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1" office:value-type="float">
            <text:p>380207003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2" office:value-type="float">
            <text:p>69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2" office:value-type="float">
            <text:p>380207003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3" office:value-type="float">
            <text:p>69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3" office:value-type="float">
            <text:p>380207003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4" office:value-type="float">
            <text:p>69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4" office:value-type="float">
            <text:p>380207003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5" office:value-type="float">
            <text:p>69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5" office:value-type="float">
            <text:p>380207003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6" office:value-type="float">
            <text:p>69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6" office:value-type="float">
            <text:p>380207003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7" office:value-type="float">
            <text:p>69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7" office:value-type="float">
            <text:p>380207003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8" office:value-type="float">
            <text:p>69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8" office:value-type="float">
            <text:p>380207003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09" office:value-type="float">
            <text:p>69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19" office:value-type="float">
            <text:p>380207003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0" office:value-type="float">
            <text:p>69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0" office:value-type="float">
            <text:p>380207003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1" office:value-type="float">
            <text:p>69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1" office:value-type="float">
            <text:p>380207003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2" office:value-type="float">
            <text:p>69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2" office:value-type="float">
            <text:p>380207003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3" office:value-type="float">
            <text:p>69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3" office:value-type="float">
            <text:p>380207003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4" office:value-type="float">
            <text:p>69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4" office:value-type="float">
            <text:p>380207003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5" office:value-type="float">
            <text:p>69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5" office:value-type="float">
            <text:p>380207003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6" office:value-type="float">
            <text:p>69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6" office:value-type="float">
            <text:p>380207003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7" office:value-type="float">
            <text:p>69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7" office:value-type="float">
            <text:p>380207003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8" office:value-type="float">
            <text:p>69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8" office:value-type="float">
            <text:p>380207003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19" office:value-type="float">
            <text:p>69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29" office:value-type="float">
            <text:p>380207003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0" office:value-type="float">
            <text:p>69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0" office:value-type="float">
            <text:p>380207003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1" office:value-type="float">
            <text:p>69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1" office:value-type="float">
            <text:p>380207003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2" office:value-type="float">
            <text:p>69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2" office:value-type="float">
            <text:p>380207003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3" office:value-type="float">
            <text:p>69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3" office:value-type="float">
            <text:p>380207003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4" office:value-type="float">
            <text:p>69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4" office:value-type="float">
            <text:p>380207003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5" office:value-type="float">
            <text:p>69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5" office:value-type="float">
            <text:p>380207003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6" office:value-type="float">
            <text:p>69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6" office:value-type="float">
            <text:p>380207003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7" office:value-type="float">
            <text:p>69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7" office:value-type="float">
            <text:p>380207003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8" office:value-type="float">
            <text:p>69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8" office:value-type="float">
            <text:p>380207003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29" office:value-type="float">
            <text:p>69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39" office:value-type="float">
            <text:p>380207003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0" office:value-type="float">
            <text:p>69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0" office:value-type="float">
            <text:p>380207003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1" office:value-type="float">
            <text:p>69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1" office:value-type="float">
            <text:p>380207003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2" office:value-type="float">
            <text:p>69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2" office:value-type="float">
            <text:p>380207003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3" office:value-type="float">
            <text:p>69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3" office:value-type="float">
            <text:p>380207003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4" office:value-type="float">
            <text:p>69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4" office:value-type="float">
            <text:p>380207003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5" office:value-type="float">
            <text:p>69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5" office:value-type="float">
            <text:p>380207003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6" office:value-type="float">
            <text:p>69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6" office:value-type="float">
            <text:p>380207003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7" office:value-type="float">
            <text:p>69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7" office:value-type="float">
            <text:p>380207003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8" office:value-type="float">
            <text:p>69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8" office:value-type="float">
            <text:p>380207003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39" office:value-type="float">
            <text:p>69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49" office:value-type="float">
            <text:p>380207003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0" office:value-type="float">
            <text:p>69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50" office:value-type="float">
            <text:p>380207003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1" office:value-type="float">
            <text:p>69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51" office:value-type="float">
            <text:p>380207003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2" office:value-type="float">
            <text:p>69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52" office:value-type="float">
            <text:p>380207003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3" office:value-type="float">
            <text:p>69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401053" office:value-type="float">
            <text:p>380207003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4" office:value-type="float">
            <text:p>69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1" office:value-type="float">
            <text:p>380207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5" office:value-type="float">
            <text:p>69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2" office:value-type="float">
            <text:p>380207003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6" office:value-type="float">
            <text:p>69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3" office:value-type="float">
            <text:p>380207003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7" office:value-type="float">
            <text:p>69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4" office:value-type="float">
            <text:p>380207003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8" office:value-type="float">
            <text:p>69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5" office:value-type="float">
            <text:p>380207003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49" office:value-type="float">
            <text:p>69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6" office:value-type="float">
            <text:p>380207003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0" office:value-type="float">
            <text:p>69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7" office:value-type="float">
            <text:p>380207003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1" office:value-type="float">
            <text:p>69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8" office:value-type="float">
            <text:p>380207003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2" office:value-type="float">
            <text:p>69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09" office:value-type="float">
            <text:p>380207003501009</text:p>
          </table:table-cell>
          <table:table-cell ns41:value-type="string" table:style-name="TL Metadata" office:value-type="string">
            <text:p>3802070035010091 <text:s/>Hieronder twee welke worden opgeleid tot leeraren bij de christelijke afgescheidene gemeent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3" office:value-type="float">
            <text:p>69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0" office:value-type="float">
            <text:p>380207003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4" office:value-type="float">
            <text:p>69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1" office:value-type="float">
            <text:p>380207003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5" office:value-type="float">
            <text:p>69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2" office:value-type="float">
            <text:p>380207003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6" office:value-type="float">
            <text:p>69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3" office:value-type="float">
            <text:p>380207003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7" office:value-type="float">
            <text:p>69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4" office:value-type="float">
            <text:p>380207003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8" office:value-type="float">
            <text:p>69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5" office:value-type="float">
            <text:p>380207003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59" office:value-type="float">
            <text:p>69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6" office:value-type="float">
            <text:p>380207003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0" office:value-type="float">
            <text:p>69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7" office:value-type="float">
            <text:p>380207003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1" office:value-type="float">
            <text:p>69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8" office:value-type="float">
            <text:p>380207003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2" office:value-type="float">
            <text:p>69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19" office:value-type="float">
            <text:p>380207003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3" office:value-type="float">
            <text:p>69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0" office:value-type="float">
            <text:p>380207003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4" office:value-type="float">
            <text:p>69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1" office:value-type="float">
            <text:p>380207003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5" office:value-type="float">
            <text:p>69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2" office:value-type="float">
            <text:p>380207003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6" office:value-type="float">
            <text:p>69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3" office:value-type="float">
            <text:p>380207003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7" office:value-type="float">
            <text:p>69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4" office:value-type="float">
            <text:p>380207003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8" office:value-type="float">
            <text:p>69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5" office:value-type="float">
            <text:p>380207003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69" office:value-type="float">
            <text:p>69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6" office:value-type="float">
            <text:p>380207003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0" office:value-type="float">
            <text:p>69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7" office:value-type="float">
            <text:p>380207003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1" office:value-type="float">
            <text:p>69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8" office:value-type="float">
            <text:p>380207003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2" office:value-type="float">
            <text:p>69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29" office:value-type="float">
            <text:p>380207003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3" office:value-type="float">
            <text:p>69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0" office:value-type="float">
            <text:p>380207003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4" office:value-type="float">
            <text:p>69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1" office:value-type="float">
            <text:p>380207003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5" office:value-type="float">
            <text:p>69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2" office:value-type="float">
            <text:p>380207003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6" office:value-type="float">
            <text:p>69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3" office:value-type="float">
            <text:p>380207003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7" office:value-type="float">
            <text:p>69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4" office:value-type="float">
            <text:p>380207003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8" office:value-type="float">
            <text:p>69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5" office:value-type="float">
            <text:p>380207003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79" office:value-type="float">
            <text:p>69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6" office:value-type="float">
            <text:p>380207003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0" office:value-type="float">
            <text:p>69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7" office:value-type="float">
            <text:p>380207003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1" office:value-type="float">
            <text:p>69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8" office:value-type="float">
            <text:p>380207003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2" office:value-type="float">
            <text:p>69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39" office:value-type="float">
            <text:p>380207003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3" office:value-type="float">
            <text:p>69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0" office:value-type="float">
            <text:p>380207003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4" office:value-type="float">
            <text:p>69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1" office:value-type="float">
            <text:p>380207003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5" office:value-type="float">
            <text:p>69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2" office:value-type="float">
            <text:p>380207003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6" office:value-type="float">
            <text:p>69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3" office:value-type="float">
            <text:p>380207003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7" office:value-type="float">
            <text:p>69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4" office:value-type="float">
            <text:p>380207003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8" office:value-type="float">
            <text:p>69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5" office:value-type="float">
            <text:p>380207003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89" office:value-type="float">
            <text:p>69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6" office:value-type="float">
            <text:p>380207003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0" office:value-type="float">
            <text:p>69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7" office:value-type="float">
            <text:p>380207003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1" office:value-type="float">
            <text:p>69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8" office:value-type="float">
            <text:p>380207003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2" office:value-type="float">
            <text:p>69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49" office:value-type="float">
            <text:p>380207003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3" office:value-type="float">
            <text:p>69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50" office:value-type="float">
            <text:p>380207003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4" office:value-type="float">
            <text:p>69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7003501051" office:value-type="float">
            <text:p>380207003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5" office:value-type="float">
            <text:p>69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1" office:value-type="float">
            <text:p>380208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6" office:value-type="float">
            <text:p>69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2" office:value-type="float">
            <text:p>380208003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7" office:value-type="float">
            <text:p>69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3" office:value-type="float">
            <text:p>380208003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8" office:value-type="float">
            <text:p>69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4" office:value-type="float">
            <text:p>380208003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999" office:value-type="float">
            <text:p>69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5" office:value-type="float">
            <text:p>380208003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0" office:value-type="float">
            <text:p>70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6" office:value-type="float">
            <text:p>380208003601006</text:p>
          </table:table-cell>
          <table:table-cell ns41:value-type="string" table:style-name="TL Metadata" office:value-type="string">
            <text:p>3802080036010061 <text:s/>Hieronder een, waarvan de ouderdom onbekend is.</text:p>
          </table:table-cell>
          <table:table-cell ns41:value-type="string" table:style-name="TL Metadata" office:value-type="string">
            <text:p>3802080036010062 <text:s/>Hieronder eene, waarvan de ouderdom onbekend is.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1" office:value-type="float">
            <text:p>70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7" office:value-type="float">
            <text:p>380208003601007</text:p>
          </table:table-cell>
          <table:table-cell ns41:value-type="string" table:style-name="TL Metadata" office:value-type="string">
            <text:p>3802080036010073 <text:s/>Hieronder twee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2" office:value-type="float">
            <text:p>70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8" office:value-type="float">
            <text:p>380208003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3" office:value-type="float">
            <text:p>70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09" office:value-type="float">
            <text:p>380208003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4" office:value-type="float">
            <text:p>70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0" office:value-type="float">
            <text:p>380208003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5" office:value-type="float">
            <text:p>70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1" office:value-type="float">
            <text:p>380208003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6" office:value-type="float">
            <text:p>70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2" office:value-type="float">
            <text:p>380208003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7" office:value-type="float">
            <text:p>70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3" office:value-type="float">
            <text:p>380208003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8" office:value-type="float">
            <text:p>70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4" office:value-type="float">
            <text:p>380208003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09" office:value-type="float">
            <text:p>70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5" office:value-type="float">
            <text:p>380208003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0" office:value-type="float">
            <text:p>70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6" office:value-type="float">
            <text:p>380208003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1" office:value-type="float">
            <text:p>70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7" office:value-type="float">
            <text:p>380208003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2" office:value-type="float">
            <text:p>70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8" office:value-type="float">
            <text:p>380208003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3" office:value-type="float">
            <text:p>70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19" office:value-type="float">
            <text:p>380208003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4" office:value-type="float">
            <text:p>70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0" office:value-type="float">
            <text:p>380208003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5" office:value-type="float">
            <text:p>70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1" office:value-type="float">
            <text:p>380208003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6" office:value-type="float">
            <text:p>70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2" office:value-type="float">
            <text:p>380208003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7" office:value-type="float">
            <text:p>70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3" office:value-type="float">
            <text:p>380208003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8" office:value-type="float">
            <text:p>70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4" office:value-type="float">
            <text:p>380208003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19" office:value-type="float">
            <text:p>70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5" office:value-type="float">
            <text:p>380208003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0" office:value-type="float">
            <text:p>70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6" office:value-type="float">
            <text:p>380208003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1" office:value-type="float">
            <text:p>70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7" office:value-type="float">
            <text:p>380208003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2" office:value-type="float">
            <text:p>70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8" office:value-type="float">
            <text:p>380208003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3" office:value-type="float">
            <text:p>70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29" office:value-type="float">
            <text:p>380208003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4" office:value-type="float">
            <text:p>70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0" office:value-type="float">
            <text:p>380208003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5" office:value-type="float">
            <text:p>70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1" office:value-type="float">
            <text:p>380208003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6" office:value-type="float">
            <text:p>70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2" office:value-type="float">
            <text:p>380208003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7" office:value-type="float">
            <text:p>70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3" office:value-type="float">
            <text:p>380208003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8" office:value-type="float">
            <text:p>70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4" office:value-type="float">
            <text:p>380208003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29" office:value-type="float">
            <text:p>70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5" office:value-type="float">
            <text:p>380208003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0" office:value-type="float">
            <text:p>70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6" office:value-type="float">
            <text:p>380208003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1" office:value-type="float">
            <text:p>70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7" office:value-type="float">
            <text:p>380208003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2" office:value-type="float">
            <text:p>70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8" office:value-type="float">
            <text:p>380208003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3" office:value-type="float">
            <text:p>70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39" office:value-type="float">
            <text:p>380208003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4" office:value-type="float">
            <text:p>70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0" office:value-type="float">
            <text:p>380208003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5" office:value-type="float">
            <text:p>70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1" office:value-type="float">
            <text:p>380208003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6" office:value-type="float">
            <text:p>70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2" office:value-type="float">
            <text:p>380208003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7" office:value-type="float">
            <text:p>70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3" office:value-type="float">
            <text:p>380208003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8" office:value-type="float">
            <text:p>70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4" office:value-type="float">
            <text:p>380208003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39" office:value-type="float">
            <text:p>70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5" office:value-type="float">
            <text:p>380208003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0" office:value-type="float">
            <text:p>70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6" office:value-type="float">
            <text:p>380208003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1" office:value-type="float">
            <text:p>70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7" office:value-type="float">
            <text:p>380208003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2" office:value-type="float">
            <text:p>70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8" office:value-type="float">
            <text:p>380208003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3" office:value-type="float">
            <text:p>70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49" office:value-type="float">
            <text:p>380208003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4" office:value-type="float">
            <text:p>70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50" office:value-type="float">
            <text:p>380208003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5" office:value-type="float">
            <text:p>70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51" office:value-type="float">
            <text:p>380208003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6" office:value-type="float">
            <text:p>70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52" office:value-type="float">
            <text:p>380208003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7" office:value-type="float">
            <text:p>70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601053" office:value-type="float">
            <text:p>380208003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8" office:value-type="float">
            <text:p>70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1" office:value-type="float">
            <text:p>380208003701001</text:p>
          </table:table-cell>
          <table:table-cell ns41:value-type="string" table:style-name="TL Metadata" office:value-type="string">
            <text:p>3802080037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49" office:value-type="float">
            <text:p>70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2" office:value-type="float">
            <text:p>380208003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0" office:value-type="float">
            <text:p>70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3" office:value-type="float">
            <text:p>380208003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1" office:value-type="float">
            <text:p>70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4" office:value-type="float">
            <text:p>380208003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2" office:value-type="float">
            <text:p>70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5" office:value-type="float">
            <text:p>380208003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3" office:value-type="float">
            <text:p>70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6" office:value-type="float">
            <text:p>380208003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4" office:value-type="float">
            <text:p>70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7" office:value-type="float">
            <text:p>380208003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5" office:value-type="float">
            <text:p>70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8" office:value-type="float">
            <text:p>380208003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6" office:value-type="float">
            <text:p>70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09" office:value-type="float">
            <text:p>380208003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7" office:value-type="float">
            <text:p>70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0" office:value-type="float">
            <text:p>380208003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8" office:value-type="float">
            <text:p>70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1" office:value-type="float">
            <text:p>380208003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59" office:value-type="float">
            <text:p>70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2" office:value-type="float">
            <text:p>380208003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0" office:value-type="float">
            <text:p>70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3" office:value-type="float">
            <text:p>380208003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1" office:value-type="float">
            <text:p>70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4" office:value-type="float">
            <text:p>380208003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2" office:value-type="float">
            <text:p>70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5" office:value-type="float">
            <text:p>380208003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3" office:value-type="float">
            <text:p>70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6" office:value-type="float">
            <text:p>380208003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4" office:value-type="float">
            <text:p>70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7" office:value-type="float">
            <text:p>380208003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5" office:value-type="float">
            <text:p>70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8" office:value-type="float">
            <text:p>380208003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6" office:value-type="float">
            <text:p>70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19" office:value-type="float">
            <text:p>380208003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7" office:value-type="float">
            <text:p>70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0" office:value-type="float">
            <text:p>380208003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8" office:value-type="float">
            <text:p>70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1" office:value-type="float">
            <text:p>380208003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69" office:value-type="float">
            <text:p>70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2" office:value-type="float">
            <text:p>380208003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0" office:value-type="float">
            <text:p>70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3" office:value-type="float">
            <text:p>380208003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1" office:value-type="float">
            <text:p>70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4" office:value-type="float">
            <text:p>380208003701024</text:p>
          </table:table-cell>
          <table:table-cell ns41:value-type="string" table:style-name="TL Metadata" office:value-type="string">
            <text:p>380208003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2" office:value-type="float">
            <text:p>70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5" office:value-type="float">
            <text:p>380208003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3" office:value-type="float">
            <text:p>70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6" office:value-type="float">
            <text:p>380208003701026</text:p>
          </table:table-cell>
          <table:table-cell ns41:value-type="string" table:style-name="TL Metadata" office:value-type="string">
            <text:p>380208003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4" office:value-type="float">
            <text:p>70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7" office:value-type="float">
            <text:p>380208003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5" office:value-type="float">
            <text:p>70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8" office:value-type="float">
            <text:p>380208003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6" office:value-type="float">
            <text:p>70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29" office:value-type="float">
            <text:p>380208003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7" office:value-type="float">
            <text:p>70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0" office:value-type="float">
            <text:p>380208003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8" office:value-type="float">
            <text:p>70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1" office:value-type="float">
            <text:p>380208003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79" office:value-type="float">
            <text:p>70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2" office:value-type="float">
            <text:p>380208003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0" office:value-type="float">
            <text:p>70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3" office:value-type="float">
            <text:p>380208003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1" office:value-type="float">
            <text:p>70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4" office:value-type="float">
            <text:p>380208003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2" office:value-type="float">
            <text:p>70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5" office:value-type="float">
            <text:p>380208003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3" office:value-type="float">
            <text:p>70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6" office:value-type="float">
            <text:p>380208003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4" office:value-type="float">
            <text:p>70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7" office:value-type="float">
            <text:p>380208003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5" office:value-type="float">
            <text:p>70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8" office:value-type="float">
            <text:p>380208003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6" office:value-type="float">
            <text:p>70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39" office:value-type="float">
            <text:p>380208003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7" office:value-type="float">
            <text:p>70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0" office:value-type="float">
            <text:p>380208003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8" office:value-type="float">
            <text:p>70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1" office:value-type="float">
            <text:p>380208003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89" office:value-type="float">
            <text:p>70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2" office:value-type="float">
            <text:p>380208003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0" office:value-type="float">
            <text:p>70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3" office:value-type="float">
            <text:p>380208003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1" office:value-type="float">
            <text:p>70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4" office:value-type="float">
            <text:p>380208003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2" office:value-type="float">
            <text:p>70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5" office:value-type="float">
            <text:p>380208003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3" office:value-type="float">
            <text:p>70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6" office:value-type="float">
            <text:p>380208003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4" office:value-type="float">
            <text:p>70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7" office:value-type="float">
            <text:p>380208003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5" office:value-type="float">
            <text:p>70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8" office:value-type="float">
            <text:p>380208003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6" office:value-type="float">
            <text:p>70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49" office:value-type="float">
            <text:p>380208003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7" office:value-type="float">
            <text:p>70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8003701050" office:value-type="float">
            <text:p>380208003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8" office:value-type="float">
            <text:p>70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1" office:value-type="float">
            <text:p>380209003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099" office:value-type="float">
            <text:p>70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2" office:value-type="float">
            <text:p>380209003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0" office:value-type="float">
            <text:p>71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3" office:value-type="float">
            <text:p>380209003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1" office:value-type="float">
            <text:p>71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4" office:value-type="float">
            <text:p>380209003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2" office:value-type="float">
            <text:p>71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5" office:value-type="float">
            <text:p>380209003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3" office:value-type="float">
            <text:p>71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6" office:value-type="float">
            <text:p>380209003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4" office:value-type="float">
            <text:p>71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7" office:value-type="float">
            <text:p>380209003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5" office:value-type="float">
            <text:p>71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8" office:value-type="float">
            <text:p>380209003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6" office:value-type="float">
            <text:p>71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09" office:value-type="float">
            <text:p>380209003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7" office:value-type="float">
            <text:p>71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0" office:value-type="float">
            <text:p>380209003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8" office:value-type="float">
            <text:p>71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1" office:value-type="float">
            <text:p>380209003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09" office:value-type="float">
            <text:p>71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2" office:value-type="float">
            <text:p>380209003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0" office:value-type="float">
            <text:p>71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3" office:value-type="float">
            <text:p>380209003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1" office:value-type="float">
            <text:p>71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4" office:value-type="float">
            <text:p>380209003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2" office:value-type="float">
            <text:p>71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5" office:value-type="float">
            <text:p>380209003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3" office:value-type="float">
            <text:p>71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6" office:value-type="float">
            <text:p>380209003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4" office:value-type="float">
            <text:p>71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7" office:value-type="float">
            <text:p>380209003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5" office:value-type="float">
            <text:p>71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8" office:value-type="float">
            <text:p>380209003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6" office:value-type="float">
            <text:p>71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19" office:value-type="float">
            <text:p>380209003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7" office:value-type="float">
            <text:p>71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0" office:value-type="float">
            <text:p>380209003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8" office:value-type="float">
            <text:p>71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1" office:value-type="float">
            <text:p>380209003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19" office:value-type="float">
            <text:p>71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2" office:value-type="float">
            <text:p>380209003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0" office:value-type="float">
            <text:p>71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3" office:value-type="float">
            <text:p>380209003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1" office:value-type="float">
            <text:p>71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4" office:value-type="float">
            <text:p>380209003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2" office:value-type="float">
            <text:p>71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5" office:value-type="float">
            <text:p>380209003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3" office:value-type="float">
            <text:p>71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6" office:value-type="float">
            <text:p>380209003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4" office:value-type="float">
            <text:p>71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7" office:value-type="float">
            <text:p>380209003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5" office:value-type="float">
            <text:p>71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8" office:value-type="float">
            <text:p>380209003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6" office:value-type="float">
            <text:p>71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29" office:value-type="float">
            <text:p>380209003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7" office:value-type="float">
            <text:p>71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0" office:value-type="float">
            <text:p>380209003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8" office:value-type="float">
            <text:p>71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1" office:value-type="float">
            <text:p>380209003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29" office:value-type="float">
            <text:p>71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2" office:value-type="float">
            <text:p>380209003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0" office:value-type="float">
            <text:p>71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3" office:value-type="float">
            <text:p>380209003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1" office:value-type="float">
            <text:p>71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4" office:value-type="float">
            <text:p>380209003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2" office:value-type="float">
            <text:p>71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5" office:value-type="float">
            <text:p>380209003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3" office:value-type="float">
            <text:p>71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6" office:value-type="float">
            <text:p>380209003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4" office:value-type="float">
            <text:p>71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7" office:value-type="float">
            <text:p>380209003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5" office:value-type="float">
            <text:p>71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8" office:value-type="float">
            <text:p>380209003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6" office:value-type="float">
            <text:p>71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39" office:value-type="float">
            <text:p>380209003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7" office:value-type="float">
            <text:p>71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0" office:value-type="float">
            <text:p>380209003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8" office:value-type="float">
            <text:p>71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1" office:value-type="float">
            <text:p>380209003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39" office:value-type="float">
            <text:p>71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2" office:value-type="float">
            <text:p>380209003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0" office:value-type="float">
            <text:p>71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3" office:value-type="float">
            <text:p>380209003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1" office:value-type="float">
            <text:p>71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4" office:value-type="float">
            <text:p>380209003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2" office:value-type="float">
            <text:p>71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5" office:value-type="float">
            <text:p>380209003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3" office:value-type="float">
            <text:p>71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6" office:value-type="float">
            <text:p>380209003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4" office:value-type="float">
            <text:p>71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7" office:value-type="float">
            <text:p>380209003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5" office:value-type="float">
            <text:p>71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8" office:value-type="float">
            <text:p>380209003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6" office:value-type="float">
            <text:p>71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49" office:value-type="float">
            <text:p>380209003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7" office:value-type="float">
            <text:p>71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50" office:value-type="float">
            <text:p>380209003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8" office:value-type="float">
            <text:p>71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51" office:value-type="float">
            <text:p>380209003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49" office:value-type="float">
            <text:p>71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52" office:value-type="float">
            <text:p>380209003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0" office:value-type="float">
            <text:p>71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801053" office:value-type="float">
            <text:p>380209003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1" office:value-type="float">
            <text:p>71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1" office:value-type="float">
            <text:p>380209003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2" office:value-type="float">
            <text:p>71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2" office:value-type="float">
            <text:p>380209003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3" office:value-type="float">
            <text:p>71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3" office:value-type="float">
            <text:p>380209003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4" office:value-type="float">
            <text:p>71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4" office:value-type="float">
            <text:p>380209003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5" office:value-type="float">
            <text:p>71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5" office:value-type="float">
            <text:p>380209003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6" office:value-type="float">
            <text:p>71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6" office:value-type="float">
            <text:p>380209003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7" office:value-type="float">
            <text:p>71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7" office:value-type="float">
            <text:p>380209003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8" office:value-type="float">
            <text:p>71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8" office:value-type="float">
            <text:p>380209003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59" office:value-type="float">
            <text:p>71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09" office:value-type="float">
            <text:p>380209003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0" office:value-type="float">
            <text:p>71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0" office:value-type="float">
            <text:p>380209003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1" office:value-type="float">
            <text:p>71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1" office:value-type="float">
            <text:p>380209003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2" office:value-type="float">
            <text:p>71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2" office:value-type="float">
            <text:p>380209003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3" office:value-type="float">
            <text:p>71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3" office:value-type="float">
            <text:p>380209003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4" office:value-type="float">
            <text:p>71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4" office:value-type="float">
            <text:p>380209003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5" office:value-type="float">
            <text:p>71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5" office:value-type="float">
            <text:p>380209003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6" office:value-type="float">
            <text:p>71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6" office:value-type="float">
            <text:p>380209003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7" office:value-type="float">
            <text:p>71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7" office:value-type="float">
            <text:p>380209003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8" office:value-type="float">
            <text:p>71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8" office:value-type="float">
            <text:p>380209003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69" office:value-type="float">
            <text:p>71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19" office:value-type="float">
            <text:p>380209003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0" office:value-type="float">
            <text:p>71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0" office:value-type="float">
            <text:p>380209003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1" office:value-type="float">
            <text:p>71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1" office:value-type="float">
            <text:p>380209003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2" office:value-type="float">
            <text:p>71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2" office:value-type="float">
            <text:p>380209003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3" office:value-type="float">
            <text:p>71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3" office:value-type="float">
            <text:p>380209003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4" office:value-type="float">
            <text:p>71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4" office:value-type="float">
            <text:p>380209003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5" office:value-type="float">
            <text:p>71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5" office:value-type="float">
            <text:p>380209003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6" office:value-type="float">
            <text:p>71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6" office:value-type="float">
            <text:p>380209003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7" office:value-type="float">
            <text:p>71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7" office:value-type="float">
            <text:p>380209003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8" office:value-type="float">
            <text:p>71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8" office:value-type="float">
            <text:p>380209003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79" office:value-type="float">
            <text:p>71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29" office:value-type="float">
            <text:p>380209003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0" office:value-type="float">
            <text:p>71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0" office:value-type="float">
            <text:p>380209003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1" office:value-type="float">
            <text:p>71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1" office:value-type="float">
            <text:p>380209003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2" office:value-type="float">
            <text:p>71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2" office:value-type="float">
            <text:p>380209003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3" office:value-type="float">
            <text:p>71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3" office:value-type="float">
            <text:p>380209003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4" office:value-type="float">
            <text:p>71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4" office:value-type="float">
            <text:p>380209003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5" office:value-type="float">
            <text:p>71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5" office:value-type="float">
            <text:p>380209003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6" office:value-type="float">
            <text:p>71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6" office:value-type="float">
            <text:p>380209003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7" office:value-type="float">
            <text:p>71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7" office:value-type="float">
            <text:p>380209003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8" office:value-type="float">
            <text:p>71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8" office:value-type="float">
            <text:p>380209003901038</text:p>
          </table:table-cell>
          <table:table-cell ns41:value-type="string" table:style-name="TL Metadata" office:value-type="string">
            <text:p>380209003901038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89" office:value-type="float">
            <text:p>71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39" office:value-type="float">
            <text:p>380209003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0" office:value-type="float">
            <text:p>71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09003901040" office:value-type="float">
            <text:p>380209003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1" office:value-type="float">
            <text:p>71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1" office:value-type="float">
            <text:p>380210004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2" office:value-type="float">
            <text:p>71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2" office:value-type="float">
            <text:p>380210004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3" office:value-type="float">
            <text:p>71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3" office:value-type="float">
            <text:p>380210004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4" office:value-type="float">
            <text:p>71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4" office:value-type="float">
            <text:p>380210004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5" office:value-type="float">
            <text:p>71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5" office:value-type="float">
            <text:p>380210004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6" office:value-type="float">
            <text:p>71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6" office:value-type="float">
            <text:p>380210004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7" office:value-type="float">
            <text:p>71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7" office:value-type="float">
            <text:p>380210004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8" office:value-type="float">
            <text:p>71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8" office:value-type="float">
            <text:p>380210004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199" office:value-type="float">
            <text:p>71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09" office:value-type="float">
            <text:p>380210004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0" office:value-type="float">
            <text:p>72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0" office:value-type="float">
            <text:p>380210004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1" office:value-type="float">
            <text:p>72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1" office:value-type="float">
            <text:p>380210004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2" office:value-type="float">
            <text:p>72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2" office:value-type="float">
            <text:p>380210004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3" office:value-type="float">
            <text:p>72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3" office:value-type="float">
            <text:p>380210004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4" office:value-type="float">
            <text:p>72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4" office:value-type="float">
            <text:p>380210004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5" office:value-type="float">
            <text:p>72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5" office:value-type="float">
            <text:p>380210004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6" office:value-type="float">
            <text:p>72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6" office:value-type="float">
            <text:p>380210004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7" office:value-type="float">
            <text:p>72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7" office:value-type="float">
            <text:p>380210004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8" office:value-type="float">
            <text:p>72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8" office:value-type="float">
            <text:p>380210004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09" office:value-type="float">
            <text:p>72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19" office:value-type="float">
            <text:p>380210004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0" office:value-type="float">
            <text:p>72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0" office:value-type="float">
            <text:p>380210004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1" office:value-type="float">
            <text:p>72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1" office:value-type="float">
            <text:p>380210004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2" office:value-type="float">
            <text:p>72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2" office:value-type="float">
            <text:p>380210004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3" office:value-type="float">
            <text:p>72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3" office:value-type="float">
            <text:p>380210004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4" office:value-type="float">
            <text:p>72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4" office:value-type="float">
            <text:p>380210004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5" office:value-type="float">
            <text:p>72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5" office:value-type="float">
            <text:p>380210004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6" office:value-type="float">
            <text:p>72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6" office:value-type="float">
            <text:p>380210004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7" office:value-type="float">
            <text:p>72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7" office:value-type="float">
            <text:p>380210004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8" office:value-type="float">
            <text:p>72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8" office:value-type="float">
            <text:p>380210004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19" office:value-type="float">
            <text:p>72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29" office:value-type="float">
            <text:p>380210004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0" office:value-type="float">
            <text:p>72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0" office:value-type="float">
            <text:p>380210004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1" office:value-type="float">
            <text:p>72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1" office:value-type="float">
            <text:p>380210004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2" office:value-type="float">
            <text:p>72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2" office:value-type="float">
            <text:p>380210004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3" office:value-type="float">
            <text:p>72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3" office:value-type="float">
            <text:p>380210004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4" office:value-type="float">
            <text:p>72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4" office:value-type="float">
            <text:p>380210004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5" office:value-type="float">
            <text:p>72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5" office:value-type="float">
            <text:p>380210004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6" office:value-type="float">
            <text:p>72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6" office:value-type="float">
            <text:p>380210004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7" office:value-type="float">
            <text:p>72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7" office:value-type="float">
            <text:p>380210004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8" office:value-type="float">
            <text:p>72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8" office:value-type="float">
            <text:p>380210004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29" office:value-type="float">
            <text:p>72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39" office:value-type="float">
            <text:p>380210004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0" office:value-type="float">
            <text:p>72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0" office:value-type="float">
            <text:p>380210004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1" office:value-type="float">
            <text:p>72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1" office:value-type="float">
            <text:p>380210004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2" office:value-type="float">
            <text:p>72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2" office:value-type="float">
            <text:p>380210004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3" office:value-type="float">
            <text:p>72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3" office:value-type="float">
            <text:p>380210004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4" office:value-type="float">
            <text:p>72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4" office:value-type="float">
            <text:p>380210004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5" office:value-type="float">
            <text:p>72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5" office:value-type="float">
            <text:p>380210004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6" office:value-type="float">
            <text:p>72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6" office:value-type="float">
            <text:p>380210004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7" office:value-type="float">
            <text:p>72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7" office:value-type="float">
            <text:p>380210004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8" office:value-type="float">
            <text:p>72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8" office:value-type="float">
            <text:p>380210004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39" office:value-type="float">
            <text:p>72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49" office:value-type="float">
            <text:p>380210004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0" office:value-type="float">
            <text:p>72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50" office:value-type="float">
            <text:p>380210004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1" office:value-type="float">
            <text:p>72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51" office:value-type="float">
            <text:p>380210004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2" office:value-type="float">
            <text:p>72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52" office:value-type="float">
            <text:p>380210004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3" office:value-type="float">
            <text:p>72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001053" office:value-type="float">
            <text:p>380210004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4" office:value-type="float">
            <text:p>72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1" office:value-type="float">
            <text:p>380210004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5" office:value-type="float">
            <text:p>72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2" office:value-type="float">
            <text:p>380210004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6" office:value-type="float">
            <text:p>72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3" office:value-type="float">
            <text:p>380210004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7" office:value-type="float">
            <text:p>72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4" office:value-type="float">
            <text:p>380210004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8" office:value-type="float">
            <text:p>72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5" office:value-type="float">
            <text:p>380210004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49" office:value-type="float">
            <text:p>72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6" office:value-type="float">
            <text:p>380210004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0" office:value-type="float">
            <text:p>72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7" office:value-type="float">
            <text:p>380210004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1" office:value-type="float">
            <text:p>72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8" office:value-type="float">
            <text:p>380210004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2" office:value-type="float">
            <text:p>72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09" office:value-type="float">
            <text:p>380210004101009</text:p>
          </table:table-cell>
          <table:table-cell ns41:value-type="string" table:style-name="TL Metadata" office:value-type="string">
            <text:p>3802100041010091 <text:s/>Hieronder twee, welke worden opgeleid tot leeraren bij de christelijke afgescheidene gemeent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3" office:value-type="float">
            <text:p>72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0" office:value-type="float">
            <text:p>380210004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4" office:value-type="float">
            <text:p>72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1" office:value-type="float">
            <text:p>380210004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5" office:value-type="float">
            <text:p>72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2" office:value-type="float">
            <text:p>380210004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6" office:value-type="float">
            <text:p>72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3" office:value-type="float">
            <text:p>380210004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7" office:value-type="float">
            <text:p>72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4" office:value-type="float">
            <text:p>380210004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8" office:value-type="float">
            <text:p>72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5" office:value-type="float">
            <text:p>380210004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59" office:value-type="float">
            <text:p>72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6" office:value-type="float">
            <text:p>380210004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0" office:value-type="float">
            <text:p>72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7" office:value-type="float">
            <text:p>380210004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1" office:value-type="float">
            <text:p>72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8" office:value-type="float">
            <text:p>380210004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2" office:value-type="float">
            <text:p>72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19" office:value-type="float">
            <text:p>380210004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3" office:value-type="float">
            <text:p>72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0" office:value-type="float">
            <text:p>380210004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4" office:value-type="float">
            <text:p>72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1" office:value-type="float">
            <text:p>380210004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5" office:value-type="float">
            <text:p>72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2" office:value-type="float">
            <text:p>380210004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6" office:value-type="float">
            <text:p>72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3" office:value-type="float">
            <text:p>380210004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7" office:value-type="float">
            <text:p>72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4" office:value-type="float">
            <text:p>380210004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8" office:value-type="float">
            <text:p>72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5" office:value-type="float">
            <text:p>380210004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69" office:value-type="float">
            <text:p>72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6" office:value-type="float">
            <text:p>380210004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0" office:value-type="float">
            <text:p>72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7" office:value-type="float">
            <text:p>380210004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1" office:value-type="float">
            <text:p>72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8" office:value-type="float">
            <text:p>380210004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2" office:value-type="float">
            <text:p>72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29" office:value-type="float">
            <text:p>380210004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3" office:value-type="float">
            <text:p>72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0" office:value-type="float">
            <text:p>380210004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4" office:value-type="float">
            <text:p>72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1" office:value-type="float">
            <text:p>380210004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5" office:value-type="float">
            <text:p>72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2" office:value-type="float">
            <text:p>380210004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6" office:value-type="float">
            <text:p>72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3" office:value-type="float">
            <text:p>380210004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7" office:value-type="float">
            <text:p>72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4" office:value-type="float">
            <text:p>380210004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8" office:value-type="float">
            <text:p>72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5" office:value-type="float">
            <text:p>380210004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79" office:value-type="float">
            <text:p>72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6" office:value-type="float">
            <text:p>380210004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0" office:value-type="float">
            <text:p>72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7" office:value-type="float">
            <text:p>380210004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1" office:value-type="float">
            <text:p>72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8" office:value-type="float">
            <text:p>380210004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2" office:value-type="float">
            <text:p>72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39" office:value-type="float">
            <text:p>380210004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3" office:value-type="float">
            <text:p>72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0" office:value-type="float">
            <text:p>380210004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4" office:value-type="float">
            <text:p>72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1" office:value-type="float">
            <text:p>380210004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5" office:value-type="float">
            <text:p>72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2" office:value-type="float">
            <text:p>380210004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6" office:value-type="float">
            <text:p>72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3" office:value-type="float">
            <text:p>380210004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7" office:value-type="float">
            <text:p>72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4" office:value-type="float">
            <text:p>380210004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8" office:value-type="float">
            <text:p>72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5" office:value-type="float">
            <text:p>380210004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89" office:value-type="float">
            <text:p>72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6" office:value-type="float">
            <text:p>380210004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0" office:value-type="float">
            <text:p>72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7" office:value-type="float">
            <text:p>380210004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1" office:value-type="float">
            <text:p>72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8" office:value-type="float">
            <text:p>380210004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2" office:value-type="float">
            <text:p>72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49" office:value-type="float">
            <text:p>380210004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3" office:value-type="float">
            <text:p>72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50" office:value-type="float">
            <text:p>380210004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4" office:value-type="float">
            <text:p>72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0004101051" office:value-type="float">
            <text:p>380210004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5" office:value-type="float">
            <text:p>72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1" office:value-type="float">
            <text:p>380211004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6" office:value-type="float">
            <text:p>72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2" office:value-type="float">
            <text:p>380211004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7" office:value-type="float">
            <text:p>72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3" office:value-type="float">
            <text:p>380211004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8" office:value-type="float">
            <text:p>72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4" office:value-type="float">
            <text:p>380211004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299" office:value-type="float">
            <text:p>72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5" office:value-type="float">
            <text:p>380211004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0" office:value-type="float">
            <text:p>73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6" office:value-type="float">
            <text:p>380211004201006</text:p>
          </table:table-cell>
          <table:table-cell ns41:value-type="string" table:style-name="TL Metadata" office:value-type="string">
            <text:p>3802110042010061 <text:s/>Hieronder een, waarvan de ouderdom onbekend is.</text:p>
          </table:table-cell>
          <table:table-cell ns41:value-type="string" table:style-name="TL Metadata" office:value-type="string">
            <text:p>3802110042010062 <text:s/>Hieronder eene, waarvan de ouderdom onbekend is.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1" office:value-type="float">
            <text:p>73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7" office:value-type="float">
            <text:p>380211004201007</text:p>
          </table:table-cell>
          <table:table-cell ns41:value-type="string" table:style-name="TL Metadata" office:value-type="string">
            <text:p>3802110042010073 <text:s/>Hieronder twee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2" office:value-type="float">
            <text:p>73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8" office:value-type="float">
            <text:p>380211004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3" office:value-type="float">
            <text:p>73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09" office:value-type="float">
            <text:p>380211004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4" office:value-type="float">
            <text:p>73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0" office:value-type="float">
            <text:p>380211004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5" office:value-type="float">
            <text:p>73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1" office:value-type="float">
            <text:p>380211004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6" office:value-type="float">
            <text:p>73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2" office:value-type="float">
            <text:p>380211004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7" office:value-type="float">
            <text:p>73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3" office:value-type="float">
            <text:p>380211004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8" office:value-type="float">
            <text:p>73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4" office:value-type="float">
            <text:p>380211004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09" office:value-type="float">
            <text:p>73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5" office:value-type="float">
            <text:p>380211004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0" office:value-type="float">
            <text:p>73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6" office:value-type="float">
            <text:p>380211004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1" office:value-type="float">
            <text:p>73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7" office:value-type="float">
            <text:p>380211004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2" office:value-type="float">
            <text:p>73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8" office:value-type="float">
            <text:p>380211004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3" office:value-type="float">
            <text:p>73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19" office:value-type="float">
            <text:p>380211004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4" office:value-type="float">
            <text:p>73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0" office:value-type="float">
            <text:p>380211004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5" office:value-type="float">
            <text:p>73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1" office:value-type="float">
            <text:p>380211004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6" office:value-type="float">
            <text:p>73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2" office:value-type="float">
            <text:p>380211004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7" office:value-type="float">
            <text:p>73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3" office:value-type="float">
            <text:p>380211004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8" office:value-type="float">
            <text:p>73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4" office:value-type="float">
            <text:p>380211004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19" office:value-type="float">
            <text:p>73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5" office:value-type="float">
            <text:p>380211004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0" office:value-type="float">
            <text:p>73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6" office:value-type="float">
            <text:p>380211004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1" office:value-type="float">
            <text:p>73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7" office:value-type="float">
            <text:p>380211004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2" office:value-type="float">
            <text:p>73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8" office:value-type="float">
            <text:p>380211004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3" office:value-type="float">
            <text:p>73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29" office:value-type="float">
            <text:p>380211004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4" office:value-type="float">
            <text:p>73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0" office:value-type="float">
            <text:p>380211004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5" office:value-type="float">
            <text:p>73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1" office:value-type="float">
            <text:p>380211004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6" office:value-type="float">
            <text:p>73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2" office:value-type="float">
            <text:p>380211004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7" office:value-type="float">
            <text:p>73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3" office:value-type="float">
            <text:p>380211004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8" office:value-type="float">
            <text:p>73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4" office:value-type="float">
            <text:p>380211004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29" office:value-type="float">
            <text:p>73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5" office:value-type="float">
            <text:p>380211004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0" office:value-type="float">
            <text:p>73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6" office:value-type="float">
            <text:p>380211004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1" office:value-type="float">
            <text:p>73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7" office:value-type="float">
            <text:p>380211004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2" office:value-type="float">
            <text:p>73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8" office:value-type="float">
            <text:p>380211004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3" office:value-type="float">
            <text:p>73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39" office:value-type="float">
            <text:p>380211004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4" office:value-type="float">
            <text:p>73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0" office:value-type="float">
            <text:p>380211004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5" office:value-type="float">
            <text:p>73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1" office:value-type="float">
            <text:p>380211004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6" office:value-type="float">
            <text:p>73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2" office:value-type="float">
            <text:p>380211004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7" office:value-type="float">
            <text:p>73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3" office:value-type="float">
            <text:p>380211004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8" office:value-type="float">
            <text:p>73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4" office:value-type="float">
            <text:p>380211004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39" office:value-type="float">
            <text:p>73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5" office:value-type="float">
            <text:p>380211004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0" office:value-type="float">
            <text:p>73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6" office:value-type="float">
            <text:p>380211004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1" office:value-type="float">
            <text:p>73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7" office:value-type="float">
            <text:p>380211004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2" office:value-type="float">
            <text:p>73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8" office:value-type="float">
            <text:p>380211004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3" office:value-type="float">
            <text:p>73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49" office:value-type="float">
            <text:p>380211004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4" office:value-type="float">
            <text:p>73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50" office:value-type="float">
            <text:p>380211004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5" office:value-type="float">
            <text:p>73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51" office:value-type="float">
            <text:p>380211004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6" office:value-type="float">
            <text:p>73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52" office:value-type="float">
            <text:p>380211004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7" office:value-type="float">
            <text:p>73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201053" office:value-type="float">
            <text:p>380211004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8" office:value-type="float">
            <text:p>73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1" office:value-type="float">
            <text:p>380211004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49" office:value-type="float">
            <text:p>73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2" office:value-type="float">
            <text:p>380211004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0" office:value-type="float">
            <text:p>73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3" office:value-type="float">
            <text:p>380211004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1" office:value-type="float">
            <text:p>73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4" office:value-type="float">
            <text:p>380211004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2" office:value-type="float">
            <text:p>73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5" office:value-type="float">
            <text:p>380211004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3" office:value-type="float">
            <text:p>73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6" office:value-type="float">
            <text:p>380211004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4" office:value-type="float">
            <text:p>73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7" office:value-type="float">
            <text:p>380211004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5" office:value-type="float">
            <text:p>73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8" office:value-type="float">
            <text:p>380211004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6" office:value-type="float">
            <text:p>73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09" office:value-type="float">
            <text:p>380211004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7" office:value-type="float">
            <text:p>73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0" office:value-type="float">
            <text:p>380211004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8" office:value-type="float">
            <text:p>73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1" office:value-type="float">
            <text:p>380211004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59" office:value-type="float">
            <text:p>73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2" office:value-type="float">
            <text:p>380211004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0" office:value-type="float">
            <text:p>73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3" office:value-type="float">
            <text:p>380211004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1" office:value-type="float">
            <text:p>73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4" office:value-type="float">
            <text:p>380211004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2" office:value-type="float">
            <text:p>73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5" office:value-type="float">
            <text:p>380211004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3" office:value-type="float">
            <text:p>73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6" office:value-type="float">
            <text:p>380211004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4" office:value-type="float">
            <text:p>73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7" office:value-type="float">
            <text:p>380211004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5" office:value-type="float">
            <text:p>73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8" office:value-type="float">
            <text:p>380211004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6" office:value-type="float">
            <text:p>73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19" office:value-type="float">
            <text:p>380211004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7" office:value-type="float">
            <text:p>73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0" office:value-type="float">
            <text:p>380211004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8" office:value-type="float">
            <text:p>73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1" office:value-type="float">
            <text:p>380211004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69" office:value-type="float">
            <text:p>73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2" office:value-type="float">
            <text:p>380211004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0" office:value-type="float">
            <text:p>73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3" office:value-type="float">
            <text:p>380211004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1" office:value-type="float">
            <text:p>73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4" office:value-type="float">
            <text:p>380211004301024</text:p>
          </table:table-cell>
          <table:table-cell ns41:value-type="string" table:style-name="TL Metadata" office:value-type="string">
            <text:p>380211004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2" office:value-type="float">
            <text:p>73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5" office:value-type="float">
            <text:p>380211004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3" office:value-type="float">
            <text:p>73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6" office:value-type="float">
            <text:p>380211004301026</text:p>
          </table:table-cell>
          <table:table-cell ns41:value-type="string" table:style-name="TL Metadata" office:value-type="string">
            <text:p>380211004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4" office:value-type="float">
            <text:p>73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7" office:value-type="float">
            <text:p>380211004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5" office:value-type="float">
            <text:p>73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8" office:value-type="float">
            <text:p>380211004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6" office:value-type="float">
            <text:p>73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29" office:value-type="float">
            <text:p>380211004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7" office:value-type="float">
            <text:p>73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0" office:value-type="float">
            <text:p>380211004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8" office:value-type="float">
            <text:p>73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1" office:value-type="float">
            <text:p>380211004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79" office:value-type="float">
            <text:p>73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2" office:value-type="float">
            <text:p>380211004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0" office:value-type="float">
            <text:p>73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3" office:value-type="float">
            <text:p>380211004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1" office:value-type="float">
            <text:p>73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4" office:value-type="float">
            <text:p>380211004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2" office:value-type="float">
            <text:p>73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5" office:value-type="float">
            <text:p>380211004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3" office:value-type="float">
            <text:p>73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6" office:value-type="float">
            <text:p>380211004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4" office:value-type="float">
            <text:p>73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7" office:value-type="float">
            <text:p>380211004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5" office:value-type="float">
            <text:p>73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8" office:value-type="float">
            <text:p>380211004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6" office:value-type="float">
            <text:p>73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39" office:value-type="float">
            <text:p>380211004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7" office:value-type="float">
            <text:p>73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0" office:value-type="float">
            <text:p>380211004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8" office:value-type="float">
            <text:p>73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1" office:value-type="float">
            <text:p>380211004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89" office:value-type="float">
            <text:p>73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2" office:value-type="float">
            <text:p>380211004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0" office:value-type="float">
            <text:p>73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3" office:value-type="float">
            <text:p>380211004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1" office:value-type="float">
            <text:p>739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4" office:value-type="float">
            <text:p>380211004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2" office:value-type="float">
            <text:p>739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5" office:value-type="float">
            <text:p>380211004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3" office:value-type="float">
            <text:p>739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6" office:value-type="float">
            <text:p>380211004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4" office:value-type="float">
            <text:p>739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7" office:value-type="float">
            <text:p>380211004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5" office:value-type="float">
            <text:p>739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8" office:value-type="float">
            <text:p>380211004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6" office:value-type="float">
            <text:p>739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49" office:value-type="float">
            <text:p>380211004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7" office:value-type="float">
            <text:p>739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1004301050" office:value-type="float">
            <text:p>380211004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8" office:value-type="float">
            <text:p>739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1" office:value-type="float">
            <text:p>380212004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399" office:value-type="float">
            <text:p>739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2" office:value-type="float">
            <text:p>380212004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0" office:value-type="float">
            <text:p>740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3" office:value-type="float">
            <text:p>380212004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1" office:value-type="float">
            <text:p>740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4" office:value-type="float">
            <text:p>380212004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2" office:value-type="float">
            <text:p>740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5" office:value-type="float">
            <text:p>380212004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3" office:value-type="float">
            <text:p>740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6" office:value-type="float">
            <text:p>380212004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4" office:value-type="float">
            <text:p>740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7" office:value-type="float">
            <text:p>380212004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5" office:value-type="float">
            <text:p>740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8" office:value-type="float">
            <text:p>380212004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6" office:value-type="float">
            <text:p>740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09" office:value-type="float">
            <text:p>380212004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7" office:value-type="float">
            <text:p>740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0" office:value-type="float">
            <text:p>380212004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8" office:value-type="float">
            <text:p>740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1" office:value-type="float">
            <text:p>380212004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09" office:value-type="float">
            <text:p>740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2" office:value-type="float">
            <text:p>380212004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0" office:value-type="float">
            <text:p>741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3" office:value-type="float">
            <text:p>380212004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1" office:value-type="float">
            <text:p>741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4" office:value-type="float">
            <text:p>380212004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2" office:value-type="float">
            <text:p>741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5" office:value-type="float">
            <text:p>380212004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3" office:value-type="float">
            <text:p>741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6" office:value-type="float">
            <text:p>380212004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4" office:value-type="float">
            <text:p>741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7" office:value-type="float">
            <text:p>380212004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5" office:value-type="float">
            <text:p>741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8" office:value-type="float">
            <text:p>380212004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6" office:value-type="float">
            <text:p>741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19" office:value-type="float">
            <text:p>380212004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7" office:value-type="float">
            <text:p>741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0" office:value-type="float">
            <text:p>380212004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8" office:value-type="float">
            <text:p>741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1" office:value-type="float">
            <text:p>380212004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19" office:value-type="float">
            <text:p>741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2" office:value-type="float">
            <text:p>380212004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0" office:value-type="float">
            <text:p>742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3" office:value-type="float">
            <text:p>380212004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1" office:value-type="float">
            <text:p>742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4" office:value-type="float">
            <text:p>380212004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2" office:value-type="float">
            <text:p>742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5" office:value-type="float">
            <text:p>380212004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3" office:value-type="float">
            <text:p>742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6" office:value-type="float">
            <text:p>380212004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4" office:value-type="float">
            <text:p>742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7" office:value-type="float">
            <text:p>380212004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5" office:value-type="float">
            <text:p>742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8" office:value-type="float">
            <text:p>380212004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6" office:value-type="float">
            <text:p>742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29" office:value-type="float">
            <text:p>380212004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7" office:value-type="float">
            <text:p>742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0" office:value-type="float">
            <text:p>380212004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8" office:value-type="float">
            <text:p>742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1" office:value-type="float">
            <text:p>380212004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29" office:value-type="float">
            <text:p>742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2" office:value-type="float">
            <text:p>380212004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0" office:value-type="float">
            <text:p>743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3" office:value-type="float">
            <text:p>380212004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1" office:value-type="float">
            <text:p>743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4" office:value-type="float">
            <text:p>380212004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2" office:value-type="float">
            <text:p>743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5" office:value-type="float">
            <text:p>380212004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3" office:value-type="float">
            <text:p>743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6" office:value-type="float">
            <text:p>380212004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4" office:value-type="float">
            <text:p>743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7" office:value-type="float">
            <text:p>380212004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5" office:value-type="float">
            <text:p>743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8" office:value-type="float">
            <text:p>380212004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6" office:value-type="float">
            <text:p>743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39" office:value-type="float">
            <text:p>380212004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7" office:value-type="float">
            <text:p>743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0" office:value-type="float">
            <text:p>380212004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8" office:value-type="float">
            <text:p>743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1" office:value-type="float">
            <text:p>380212004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39" office:value-type="float">
            <text:p>743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2" office:value-type="float">
            <text:p>380212004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0" office:value-type="float">
            <text:p>744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3" office:value-type="float">
            <text:p>380212004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1" office:value-type="float">
            <text:p>744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4" office:value-type="float">
            <text:p>380212004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2" office:value-type="float">
            <text:p>744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5" office:value-type="float">
            <text:p>380212004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3" office:value-type="float">
            <text:p>744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6" office:value-type="float">
            <text:p>380212004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4" office:value-type="float">
            <text:p>744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7" office:value-type="float">
            <text:p>380212004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5" office:value-type="float">
            <text:p>744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8" office:value-type="float">
            <text:p>380212004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6" office:value-type="float">
            <text:p>744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49" office:value-type="float">
            <text:p>380212004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7" office:value-type="float">
            <text:p>744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50" office:value-type="float">
            <text:p>380212004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8" office:value-type="float">
            <text:p>744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51" office:value-type="float">
            <text:p>380212004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49" office:value-type="float">
            <text:p>744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52" office:value-type="float">
            <text:p>380212004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0" office:value-type="float">
            <text:p>745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401053" office:value-type="float">
            <text:p>380212004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1" office:value-type="float">
            <text:p>745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1" office:value-type="float">
            <text:p>380212004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2" office:value-type="float">
            <text:p>745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2" office:value-type="float">
            <text:p>380212004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3" office:value-type="float">
            <text:p>745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3" office:value-type="float">
            <text:p>380212004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4" office:value-type="float">
            <text:p>745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4" office:value-type="float">
            <text:p>380212004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5" office:value-type="float">
            <text:p>745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5" office:value-type="float">
            <text:p>380212004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6" office:value-type="float">
            <text:p>745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6" office:value-type="float">
            <text:p>380212004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7" office:value-type="float">
            <text:p>745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7" office:value-type="float">
            <text:p>380212004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8" office:value-type="float">
            <text:p>745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8" office:value-type="float">
            <text:p>380212004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59" office:value-type="float">
            <text:p>745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09" office:value-type="float">
            <text:p>380212004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0" office:value-type="float">
            <text:p>746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0" office:value-type="float">
            <text:p>380212004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1" office:value-type="float">
            <text:p>746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1" office:value-type="float">
            <text:p>380212004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2" office:value-type="float">
            <text:p>746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2" office:value-type="float">
            <text:p>380212004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3" office:value-type="float">
            <text:p>746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3" office:value-type="float">
            <text:p>380212004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4" office:value-type="float">
            <text:p>746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4" office:value-type="float">
            <text:p>380212004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5" office:value-type="float">
            <text:p>746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5" office:value-type="float">
            <text:p>380212004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6" office:value-type="float">
            <text:p>746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6" office:value-type="float">
            <text:p>380212004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7" office:value-type="float">
            <text:p>746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7" office:value-type="float">
            <text:p>380212004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8" office:value-type="float">
            <text:p>746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8" office:value-type="float">
            <text:p>380212004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69" office:value-type="float">
            <text:p>746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19" office:value-type="float">
            <text:p>380212004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0" office:value-type="float">
            <text:p>747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0" office:value-type="float">
            <text:p>380212004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1" office:value-type="float">
            <text:p>747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1" office:value-type="float">
            <text:p>380212004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2" office:value-type="float">
            <text:p>747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2" office:value-type="float">
            <text:p>380212004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3" office:value-type="float">
            <text:p>747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3" office:value-type="float">
            <text:p>380212004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4" office:value-type="float">
            <text:p>747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4" office:value-type="float">
            <text:p>380212004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5" office:value-type="float">
            <text:p>747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5" office:value-type="float">
            <text:p>380212004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6" office:value-type="float">
            <text:p>747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6" office:value-type="float">
            <text:p>380212004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7" office:value-type="float">
            <text:p>747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7" office:value-type="float">
            <text:p>380212004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8" office:value-type="float">
            <text:p>747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8" office:value-type="float">
            <text:p>380212004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79" office:value-type="float">
            <text:p>747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29" office:value-type="float">
            <text:p>380212004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0" office:value-type="float">
            <text:p>748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0" office:value-type="float">
            <text:p>380212004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1" office:value-type="float">
            <text:p>7481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1" office:value-type="float">
            <text:p>380212004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2" office:value-type="float">
            <text:p>7482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2" office:value-type="float">
            <text:p>380212004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3" office:value-type="float">
            <text:p>7483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3" office:value-type="float">
            <text:p>380212004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4" office:value-type="float">
            <text:p>7484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4" office:value-type="float">
            <text:p>380212004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5" office:value-type="float">
            <text:p>7485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5" office:value-type="float">
            <text:p>380212004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6" office:value-type="float">
            <text:p>7486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6" office:value-type="float">
            <text:p>380212004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7" office:value-type="float">
            <text:p>7487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7" office:value-type="float">
            <text:p>380212004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8" office:value-type="float">
            <text:p>7488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8" office:value-type="float">
            <text:p>380212004501038</text:p>
          </table:table-cell>
          <table:table-cell ns41:value-type="string" table:style-name="TL Metadata" office:value-type="string">
            <text:p>380212004501038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89" office:value-type="float">
            <text:p>7489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39" office:value-type="float">
            <text:p>380212004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7490" office:value-type="float">
            <text:p>7490</text:p>
          </table:table-cell>
          <table:table-cell ns41:value-type="string" table:style-name="TL Metadata" office:value-type="string">
            <text:p>Dr-4edl</text:p>
          </table:table-cell>
          <table:table-cell ns41:value-type="float" table:style-name="TL Metadata" office:value="380212004501040" office:value-type="float">
            <text:p>380212004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 table:number-rows-repeated="10476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Helpdesk</dc:creator>
    <dc:date>2004-12-20T18:11:36</dc:date>
    <meta:document-statistic meta:object-count="0" meta:cell-count="6534" meta:table-count="2"/>
    <meta:generator>ODFPY/1.3.0dev</meta:generator>
  </office:meta>
</office:document-meta>
</file>